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4.397cm" style:rel-column-width="16383*"/>
    </style:style>
    <style:style style:name="Tableau3.D" style:family="table-column">
      <style:table-column-properties style:column-width="4.397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6.595cm" style:rel-column-width="24575*"/>
    </style:style>
    <style:style style:name="Tableau2.B" style:family="table-column">
      <style:table-column-properties style:column-width="2.2cm" style:rel-column-width="8192*"/>
    </style:style>
    <style:style style:name="Tableau2.D" style:family="table-column">
      <style:table-column-properties style:column-width="2.198cm" style:rel-column-width="8191*"/>
    </style:style>
    <style:style style:name="Tableau2.F" style:family="table-column">
      <style:table-column-properties style:column-width="2.2cm" style:rel-column-width="819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 style:master-page-name="">
      <style:table-properties style:width="17.59cm" style:page-number="auto" fo:break-before="auto" fo:break-after="auto" table:align="margins" style:shadow="none"/>
    </style:style>
    <style:style style:name="Tableau4.A" style:family="table-column">
      <style:table-column-properties style:column-width="1.395cm" style:rel-column-width="791*"/>
    </style:style>
    <style:style style:name="Tableau4.B" style:family="table-column">
      <style:table-column-properties style:column-width="0.794cm" style:rel-column-width="450*"/>
    </style:style>
    <style:style style:name="Tableau4.C" style:family="table-column">
      <style:table-column-properties style:column-width="5.316cm" style:rel-column-width="3014*"/>
    </style:style>
    <style:style style:name="Tableau4.D" style:family="table-column">
      <style:table-column-properties style:column-width="1.289cm" style:rel-column-width="731*"/>
    </style:style>
    <style:style style:name="Tableau4.E" style:family="table-column">
      <style:table-column-properties style:column-width="3.905cm" style:rel-column-width="2214*"/>
    </style:style>
    <style:style style:name="Tableau4.F" style:family="table-column">
      <style:table-column-properties style:column-width="1.958cm" style:rel-column-width="1110*"/>
    </style:style>
    <style:style style:name="Tableau4.G" style:family="table-column">
      <style:table-column-properties style:column-width="2.932cm" style:rel-column-width="166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dddb9" officeooo:paragraph-rsid="000dddb9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3dd67" officeooo:paragraph-rsid="0013e2c3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13dd67" officeooo:paragraph-rsid="0013e2c3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rsid="0013e2c3" officeooo:paragraph-rsid="0013e2c3"/>
    </style:style>
    <style:style style:name="P7" style:family="paragraph" style:parent-style-name="Table_20_Contents">
      <style:paragraph-properties fo:margin-left="1.251cm" fo:margin-right="0cm" fo:text-indent="0cm" style:auto-text-indent="false"/>
      <style:text-properties officeooo:rsid="0013e2c3" officeooo:paragraph-rsid="0013e2c3"/>
    </style:style>
    <style:style style:name="P8" style:family="paragraph" style:parent-style-name="Text_20_body">
      <style:text-properties officeooo:rsid="001074cf" officeooo:paragraph-rsid="001074cf"/>
    </style:style>
    <style:style style:name="P9" style:family="paragraph" style:parent-style-name="Text_20_body">
      <style:text-properties officeooo:rsid="0017155b" officeooo:paragraph-rsid="0017155b"/>
    </style:style>
    <style:style style:name="P10" style:family="paragraph" style:parent-style-name="Text_20_body">
      <style:text-properties officeooo:rsid="001bbd5d" officeooo:paragraph-rsid="001bbd5d"/>
    </style:style>
    <style:style style:name="P11" style:family="paragraph" style:parent-style-name="Text_20_body">
      <style:text-properties officeooo:rsid="001c8631" officeooo:paragraph-rsid="001c8631"/>
    </style:style>
    <style:style style:name="P12" style:family="paragraph" style:parent-style-name="Text_20_body">
      <style:text-properties officeooo:rsid="001ff53d" officeooo:paragraph-rsid="001ff53d"/>
    </style:style>
    <style:style style:name="P13" style:family="paragraph" style:parent-style-name="Text_20_body">
      <style:text-properties officeooo:rsid="00215f20" officeooo:paragraph-rsid="00215f20"/>
    </style:style>
    <style:style style:name="P14" style:family="paragraph" style:parent-style-name="Table_20_Contents">
      <style:paragraph-properties fo:margin-left="2.501cm" fo:margin-right="0cm" fo:text-indent="0cm" style:auto-text-indent="false"/>
      <style:text-properties officeooo:rsid="0013dd67" officeooo:paragraph-rsid="0013dd67"/>
    </style:style>
    <style:style style:name="P15" style:family="paragraph" style:parent-style-name="Table_20_Contents">
      <style:paragraph-properties fo:margin-left="2.501cm" fo:margin-right="0cm" fo:text-indent="0cm" style:auto-text-indent="false"/>
      <style:text-properties officeooo:rsid="0013dd67" officeooo:paragraph-rsid="0013e2c3"/>
    </style:style>
    <style:style style:name="P16" style:family="paragraph" style:parent-style-name="Table_20_Contents">
      <style:paragraph-properties fo:margin-left="2.501cm" fo:margin-right="0cm" fo:text-indent="0cm" style:auto-text-indent="false"/>
      <style:text-properties officeooo:rsid="0013e2c3" officeooo:paragraph-rsid="0013e2c3"/>
    </style:style>
    <style:style style:name="P17" style:family="paragraph" style:parent-style-name="Table_20_Contents">
      <style:paragraph-properties fo:margin-left="2.501cm" fo:margin-right="0cm" fo:text-indent="0cm" style:auto-text-indent="false"/>
      <style:text-properties officeooo:paragraph-rsid="0013e2c3"/>
    </style:style>
    <style:style style:name="P18" style:family="paragraph" style:parent-style-name="Table_20_Contents">
      <style:paragraph-properties fo:margin-left="2.501cm" fo:margin-right="0cm" fo:text-indent="0cm" style:auto-text-indent="false"/>
      <style:text-properties officeooo:rsid="0015fb2e" officeooo:paragraph-rsid="0015fb2e"/>
    </style:style>
    <style:style style:name="P19" style:family="paragraph" style:parent-style-name="Table_20_Contents">
      <style:paragraph-properties fo:text-align="center" style:justify-single-word="false"/>
      <style:text-properties officeooo:rsid="0013dd67" officeooo:paragraph-rsid="0013dd67"/>
    </style:style>
    <style:style style:name="P20" style:family="paragraph" style:parent-style-name="Table_20_Contents">
      <style:paragraph-properties fo:text-align="center" style:justify-single-word="false"/>
      <style:text-properties officeooo:rsid="0013e2c3" officeooo:paragraph-rsid="0013e2c3"/>
    </style:style>
    <style:style style:name="P21" style:family="paragraph" style:parent-style-name="Table_20_Contents">
      <style:text-properties officeooo:rsid="001e189a" officeooo:paragraph-rsid="001e189a"/>
    </style:style>
    <style:style style:name="P22" style:family="paragraph" style:parent-style-name="Text_20_body">
      <style:text-properties fo:font-style="normal" officeooo:rsid="001e189a" officeooo:paragraph-rsid="001e189a" style:font-style-asian="normal" style:font-style-complex="normal"/>
    </style:style>
    <style:style style:name="P23" style:family="paragraph" style:parent-style-name="Text_20_body" style:list-style-name="L1">
      <style:text-properties fo:font-style="normal" officeooo:rsid="00215f20" officeooo:paragraph-rsid="00215f20" style:font-style-asian="normal" style:font-style-complex="normal"/>
    </style:style>
    <style:style style:name="P24" style:family="paragraph" style:parent-style-name="Text_20_body" style:list-style-name="L1">
      <style:text-properties fo:font-style="normal" officeooo:rsid="001e41e0" officeooo:paragraph-rsid="00215f20" style:font-style-asian="normal" style:font-style-complex="normal"/>
    </style:style>
    <style:style style:name="P25" style:family="paragraph" style:parent-style-name="Text_20_body" style:list-style-name="">
      <style:text-properties officeooo:paragraph-rsid="0013dd67"/>
    </style:style>
    <style:style style:name="P26" style:family="paragraph" style:parent-style-name="Text_20_body" style:list-style-name="">
      <style:text-properties officeooo:paragraph-rsid="00132b4d"/>
    </style:style>
    <style:style style:name="P27" style:family="paragraph" style:parent-style-name="Text_20_body" style:list-style-name="">
      <style:text-properties officeooo:rsid="00151f94" officeooo:paragraph-rsid="00151f94"/>
    </style:style>
    <style:style style:name="P28" style:family="paragraph" style:parent-style-name="Text_20_body" style:list-style-name="">
      <style:text-properties officeooo:rsid="0017155b" officeooo:paragraph-rsid="001bbd5d"/>
    </style:style>
    <style:style style:name="P29" style:family="paragraph" style:parent-style-name="Text_20_body" style:list-style-name="L1">
      <style:text-properties officeooo:rsid="0017155b" officeooo:paragraph-rsid="00215f20"/>
    </style:style>
    <style:style style:name="P30" style:family="paragraph" style:parent-style-name="Text_20_body" style:list-style-name="L1">
      <style:text-properties officeooo:rsid="0017155b" officeooo:paragraph-rsid="002875a7"/>
    </style:style>
    <style:style style:name="P31" style:family="paragraph" style:parent-style-name="Text_20_body" style:list-style-name="">
      <style:text-properties officeooo:rsid="001bbd5d" officeooo:paragraph-rsid="001bbd5d"/>
    </style:style>
    <style:style style:name="P32" style:family="paragraph" style:parent-style-name="Text_20_body" style:list-style-name="L2">
      <style:text-properties officeooo:rsid="001bbd5d" officeooo:paragraph-rsid="001bbd5d"/>
    </style:style>
    <style:style style:name="P33" style:family="paragraph" style:parent-style-name="Text_20_body" style:list-style-name="L2">
      <style:text-properties officeooo:rsid="001bbd5d" officeooo:paragraph-rsid="002204eb"/>
    </style:style>
    <style:style style:name="P34" style:family="paragraph" style:parent-style-name="Text_20_body">
      <style:text-properties officeooo:rsid="001bbd5d" officeooo:paragraph-rsid="001bbd5d"/>
    </style:style>
    <style:style style:name="P35" style:family="paragraph" style:parent-style-name="Text_20_body" style:list-style-name="L1">
      <style:text-properties officeooo:rsid="001e41e0" officeooo:paragraph-rsid="00215f20"/>
    </style:style>
    <style:style style:name="P36" style:family="paragraph" style:parent-style-name="Text_20_body" style:list-style-name="L1">
      <style:text-properties officeooo:rsid="001e41e0" officeooo:paragraph-rsid="001e41e0"/>
    </style:style>
    <style:style style:name="P37" style:family="paragraph" style:parent-style-name="Text_20_body" style:list-style-name="L1">
      <style:text-properties officeooo:rsid="001bafba" officeooo:paragraph-rsid="00215f20"/>
    </style:style>
    <style:style style:name="P38" style:family="paragraph" style:parent-style-name="Text_20_body" style:list-style-name="L1">
      <style:text-properties officeooo:rsid="001bafba" officeooo:paragraph-rsid="002875a7"/>
    </style:style>
    <style:style style:name="P39" style:family="paragraph" style:parent-style-name="Text_20_body" style:list-style-name="L1">
      <style:text-properties officeooo:rsid="001bafba" officeooo:paragraph-rsid="002c3fb6"/>
    </style:style>
    <style:style style:name="P40" style:family="paragraph" style:parent-style-name="Text_20_body" style:list-style-name="L1">
      <style:text-properties officeooo:rsid="001a2416" officeooo:paragraph-rsid="00215f20"/>
    </style:style>
    <style:style style:name="P41" style:family="paragraph" style:parent-style-name="Text_20_body" style:list-style-name="L1">
      <style:text-properties officeooo:rsid="00215f20" officeooo:paragraph-rsid="00215f20"/>
    </style:style>
    <style:style style:name="P42" style:family="paragraph" style:parent-style-name="Text_20_body">
      <style:text-properties officeooo:rsid="00215f20" officeooo:paragraph-rsid="00215f20"/>
    </style:style>
    <style:style style:name="P43" style:family="paragraph" style:parent-style-name="Text_20_body">
      <style:text-properties officeooo:rsid="00215f20" officeooo:paragraph-rsid="002c3fb6"/>
    </style:style>
    <style:style style:name="P44" style:family="paragraph" style:parent-style-name="Text_20_body" style:list-style-name="L1">
      <style:text-properties officeooo:rsid="001914bc" officeooo:paragraph-rsid="00215f20"/>
    </style:style>
    <style:style style:name="P45" style:family="paragraph" style:parent-style-name="Text_20_body" style:list-style-name="L2">
      <style:text-properties officeooo:rsid="002204eb" officeooo:paragraph-rsid="002204eb"/>
    </style:style>
    <style:style style:name="P46" style:family="paragraph" style:parent-style-name="Text_20_body">
      <style:text-properties officeooo:rsid="002ea45c" officeooo:paragraph-rsid="002ea45c"/>
    </style:style>
    <style:style style:name="P47" style:family="paragraph" style:parent-style-name="Text_20_body">
      <style:paragraph-properties fo:margin-top="0cm" fo:margin-bottom="0cm" loext:contextual-spacing="false"/>
      <style:text-properties fo:font-style="normal" officeooo:rsid="001e189a" officeooo:paragraph-rsid="001e189a" style:font-style-asian="normal" style:font-style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officeooo:rsid="0013e2c3" officeooo:paragraph-rsid="002db469"/>
    </style:style>
    <style:style style:name="P49" style:family="paragraph" style:parent-style-name="Text_20_body">
      <style:paragraph-properties fo:margin-left="2.501cm" fo:margin-right="0cm" fo:text-indent="0cm" style:auto-text-indent="false"/>
      <style:text-properties officeooo:rsid="002db469" officeooo:paragraph-rsid="002db469"/>
    </style:style>
    <style:style style:name="P50" style:family="paragraph" style:parent-style-name="Title" style:master-page-name="First_20_Page">
      <style:paragraph-properties style:page-number="auto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Table_20_Contents">
      <style:text-properties officeooo:rsid="002d4655" officeooo:paragraph-rsid="002d4655"/>
    </style:style>
    <style:style style:name="P53" style:family="paragraph" style:parent-style-name="Table_20_Contents">
      <style:paragraph-properties fo:text-align="center" style:justify-single-word="false"/>
      <style:text-properties officeooo:rsid="0013dd67" officeooo:paragraph-rsid="002db469"/>
    </style:style>
    <style:style style:name="P54" style:family="paragraph" style:parent-style-name="Table_20_Contents">
      <style:paragraph-properties fo:text-align="center" style:justify-single-word="false"/>
      <style:text-properties officeooo:rsid="0013e2c3" officeooo:paragraph-rsid="002db469"/>
    </style:style>
    <style:style style:name="P55" style:family="paragraph" style:parent-style-name="Table_20_Contents">
      <style:paragraph-properties fo:text-align="center" style:justify-single-word="false"/>
      <style:text-properties officeooo:rsid="0013e2c3" officeooo:paragraph-rsid="002ea45c"/>
    </style:style>
    <style:style style:name="P56" style:family="paragraph" style:parent-style-name="Table_20_Contents">
      <style:paragraph-properties fo:text-align="center" style:justify-single-word="false"/>
      <style:text-properties officeooo:rsid="002ea45c" officeooo:paragraph-rsid="002ea45c"/>
    </style:style>
    <style:style style:name="P57" style:family="paragraph" style:parent-style-name="Table_20_Contents">
      <style:text-properties officeooo:rsid="00306577" officeooo:paragraph-rsid="00306577"/>
    </style:style>
    <style:style style:name="P58" style:family="paragraph" style:parent-style-name="Table_20_Contents">
      <style:paragraph-properties fo:text-align="center" style:justify-single-word="false"/>
      <style:text-properties officeooo:rsid="00306577" officeooo:paragraph-rsid="00306577"/>
    </style:style>
    <style:style style:name="P59" style:family="paragraph" style:parent-style-name="Table_20_Contents">
      <style:text-properties style:font-name="Courier New" fo:font-size="9pt" officeooo:rsid="00306577" officeooo:paragraph-rsid="00306577" style:font-size-asian="9pt" style:font-size-complex="9pt"/>
    </style:style>
    <style:style style:name="P60" style:family="paragraph" style:parent-style-name="Table_20_Contents">
      <style:text-properties style:font-name="Courier New" fo:font-size="9pt" officeooo:rsid="0030eee5" officeooo:paragraph-rsid="0030eee5" style:font-size-asian="9pt" style:font-size-complex="9pt"/>
    </style:style>
    <style:style style:name="P61" style:family="paragraph" style:parent-style-name="Table_20_Contents">
      <style:text-properties style:font-name="Courier New" fo:font-size="9pt" officeooo:rsid="00315b7b" officeooo:paragraph-rsid="00315b7b" style:font-size-asian="9pt" style:font-size-complex="9pt"/>
    </style:style>
    <style:style style:name="P62" style:family="paragraph" style:parent-style-name="Table_20_Contents">
      <style:text-properties officeooo:rsid="0030eee5" officeooo:paragraph-rsid="0030eee5"/>
    </style:style>
    <style:style style:name="P63" style:family="paragraph" style:parent-style-name="Table_20_Contents">
      <style:text-properties fo:font-size="9pt" style:font-size-asian="9pt" style:font-size-complex="9pt"/>
    </style:style>
    <style:style style:name="P64" style:family="paragraph" style:parent-style-name="Table_20_Contents">
      <style:text-properties fo:font-size="9pt" officeooo:rsid="00306577" officeooo:paragraph-rsid="00306577" style:font-size-asian="9pt" style:font-size-complex="9pt"/>
    </style:style>
    <style:style style:name="P65" style:family="paragraph" style:parent-style-name="Table_20_Contents">
      <style:text-properties fo:font-size="9pt" officeooo:rsid="0030eee5" officeooo:paragraph-rsid="0030eee5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fo:font-size="9pt" officeooo:rsid="0030eee5" officeooo:paragraph-rsid="0030eee5" style:font-size-asian="9pt" style:font-size-complex="9pt"/>
    </style:style>
    <style:style style:name="P67" style:family="paragraph" style:parent-style-name="Table_20_Contents">
      <style:text-properties fo:font-size="9pt" officeooo:rsid="00315b7b" officeooo:paragraph-rsid="00315b7b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fo:font-size="9pt" officeooo:rsid="00315b7b" officeooo:paragraph-rsid="00315b7b" style:font-size-asian="9pt" style:font-size-complex="9pt"/>
    </style:style>
    <style:style style:name="P69" style:family="paragraph" style:parent-style-name="Table_20_Contents">
      <style:text-properties officeooo:rsid="00315b7b" officeooo:paragraph-rsid="00315b7b"/>
    </style:style>
    <style:style style:name="P70" style:family="paragraph" style:parent-style-name="Table_20_Contents">
      <style:paragraph-properties fo:margin-left="1.251cm" fo:margin-right="0cm" fo:text-indent="0cm" style:auto-text-indent="false"/>
      <style:text-properties officeooo:rsid="0013e2c3" officeooo:paragraph-rsid="002db469"/>
    </style:style>
    <style:style style:name="P71" style:family="paragraph" style:parent-style-name="Table_20_Contents">
      <style:paragraph-properties fo:margin-left="1.251cm" fo:margin-right="0cm" fo:text-indent="0cm" style:auto-text-indent="false"/>
      <style:text-properties officeooo:rsid="0013dd67" officeooo:paragraph-rsid="0013e2c3"/>
    </style:style>
    <style:style style:name="P72" style:family="paragraph" style:parent-style-name="Table_20_Contents">
      <style:paragraph-properties fo:margin-left="1.251cm" fo:margin-right="0cm" fo:text-indent="0cm" style:auto-text-indent="false"/>
      <style:text-properties officeooo:rsid="0013dd67" officeooo:paragraph-rsid="0034e85d"/>
    </style:style>
    <style:style style:name="P73" style:family="paragraph" style:parent-style-name="Table_20_Contents">
      <style:paragraph-properties fo:margin-left="2.501cm" fo:margin-right="0cm" fo:text-indent="0cm" style:auto-text-indent="false"/>
      <style:text-properties officeooo:rsid="002ec936" officeooo:paragraph-rsid="002ec936"/>
    </style:style>
    <style:style style:name="P74" style:family="paragraph" style:parent-style-name="Table_20_Contents">
      <style:paragraph-properties fo:margin-left="2.501cm" fo:margin-right="0cm" fo:text-indent="0cm" style:auto-text-indent="false"/>
      <style:text-properties officeooo:rsid="002ec936" officeooo:paragraph-rsid="0034e85d"/>
    </style:style>
    <style:style style:name="P75" style:family="paragraph" style:parent-style-name="Heading_20_2">
      <style:text-properties officeooo:rsid="00132b4d" officeooo:paragraph-rsid="0013dd67"/>
    </style:style>
    <style:style style:name="P76" style:family="paragraph" style:parent-style-name="Heading_20_2">
      <style:text-properties officeooo:rsid="00132b4d" officeooo:paragraph-rsid="00151f94"/>
    </style:style>
    <style:style style:name="P77" style:family="paragraph" style:parent-style-name="Heading_20_2">
      <style:text-properties officeooo:rsid="00151f94" officeooo:paragraph-rsid="00151f94"/>
    </style:style>
    <style:style style:name="P78" style:family="paragraph" style:parent-style-name="Heading_20_2">
      <style:text-properties officeooo:rsid="00151f94" officeooo:paragraph-rsid="001bbd5d"/>
    </style:style>
    <style:style style:name="P79" style:family="paragraph" style:parent-style-name="Heading_20_2">
      <style:text-properties officeooo:paragraph-rsid="002db469"/>
    </style:style>
    <style:style style:name="T1" style:family="text">
      <style:text-properties officeooo:rsid="000d6ea5"/>
    </style:style>
    <style:style style:name="T2" style:family="text">
      <style:text-properties officeooo:rsid="001074cf"/>
    </style:style>
    <style:style style:name="T3" style:family="text">
      <style:text-properties officeooo:rsid="00132b4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74cf" style:font-style-asian="italic" style:font-style-complex="italic"/>
    </style:style>
    <style:style style:name="T6" style:family="text">
      <style:text-properties fo:font-style="italic" officeooo:rsid="00132b4d" style:font-style-asian="italic" style:font-style-complex="italic"/>
    </style:style>
    <style:style style:name="T7" style:family="text">
      <style:text-properties fo:font-style="italic" officeooo:rsid="002c3fb6" style:font-style-asian="italic" style:font-style-complex="italic"/>
    </style:style>
    <style:style style:name="T8" style:family="text">
      <style:text-properties fo:font-style="italic" officeooo:rsid="002ea45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32b4d" style:font-style-asian="normal" style:font-style-complex="normal"/>
    </style:style>
    <style:style style:name="T11" style:family="text">
      <style:text-properties fo:font-style="normal" officeooo:rsid="0013dd67" style:font-style-asian="normal" style:font-style-complex="normal"/>
    </style:style>
    <style:style style:name="T12" style:family="text">
      <style:text-properties fo:font-style="normal" officeooo:rsid="0015fb2e" style:font-style-asian="normal" style:font-style-complex="normal"/>
    </style:style>
    <style:style style:name="T13" style:family="text">
      <style:text-properties fo:font-style="normal" officeooo:rsid="001074cf" style:font-style-asian="normal" style:font-style-complex="normal"/>
    </style:style>
    <style:style style:name="T14" style:family="text">
      <style:text-properties fo:font-style="normal" officeooo:rsid="001914bc" style:font-style-asian="normal" style:font-style-complex="normal"/>
    </style:style>
    <style:style style:name="T15" style:family="text">
      <style:text-properties fo:font-style="normal" officeooo:rsid="001a2416" style:font-style-asian="normal" style:font-style-complex="normal"/>
    </style:style>
    <style:style style:name="T16" style:family="text">
      <style:text-properties fo:font-style="normal" officeooo:rsid="001bafba" style:font-style-asian="normal" style:font-style-complex="normal"/>
    </style:style>
    <style:style style:name="T17" style:family="text">
      <style:text-properties fo:font-style="normal" officeooo:rsid="00215f20" style:font-style-asian="normal" style:font-style-complex="normal"/>
    </style:style>
    <style:style style:name="T18" style:family="text">
      <style:text-properties fo:font-style="normal" officeooo:rsid="002204eb" style:font-style-asian="normal" style:font-style-complex="normal"/>
    </style:style>
    <style:style style:name="T19" style:family="text">
      <style:text-properties fo:font-style="normal" officeooo:rsid="002875a7" style:font-style-asian="normal" style:font-style-complex="normal"/>
    </style:style>
    <style:style style:name="T20" style:family="text">
      <style:text-properties fo:font-style="normal" officeooo:rsid="002a7210" style:font-style-asian="normal" style:font-style-complex="normal"/>
    </style:style>
    <style:style style:name="T21" style:family="text">
      <style:text-properties fo:font-style="normal" officeooo:rsid="002c3fb6" style:font-style-asian="normal" style:font-style-complex="normal"/>
    </style:style>
    <style:style style:name="T22" style:family="text">
      <style:text-properties fo:font-style="normal" officeooo:rsid="002ea45c" style:font-style-asian="normal" style:font-style-complex="normal"/>
    </style:style>
    <style:style style:name="T23" style:family="text">
      <style:text-properties officeooo:rsid="0013dd67"/>
    </style:style>
    <style:style style:name="T24" style:family="text">
      <style:text-properties officeooo:rsid="0013e2c3"/>
    </style:style>
    <style:style style:name="T25" style:family="text">
      <style:text-properties officeooo:rsid="0015fb2e"/>
    </style:style>
    <style:style style:name="T26" style:family="text">
      <style:text-properties officeooo:rsid="001bbd5d"/>
    </style:style>
    <style:style style:name="T27" style:family="text">
      <style:text-properties officeooo:rsid="001ff53d"/>
    </style:style>
    <style:style style:name="T28" style:family="text">
      <style:text-properties officeooo:rsid="002204eb"/>
    </style:style>
    <style:style style:name="T29" style:family="text">
      <style:text-properties officeooo:rsid="002366eb"/>
    </style:style>
    <style:style style:name="T30" style:family="text">
      <style:text-properties officeooo:rsid="002c6190"/>
    </style:style>
    <style:style style:name="T31" style:family="text">
      <style:text-properties officeooo:rsid="002d4655"/>
    </style:style>
    <style:style style:name="T32" style:family="text">
      <style:text-properties officeooo:rsid="002db469"/>
    </style:style>
    <style:style style:name="T33" style:family="text">
      <style:text-properties style:text-position="super 58%"/>
    </style:style>
    <style:style style:name="T34" style:family="text">
      <style:text-properties style:text-position="0% 100%"/>
    </style:style>
    <style:style style:name="T35" style:family="text">
      <style:text-properties officeooo:rsid="002ea45c"/>
    </style:style>
    <style:style style:name="T36" style:family="text">
      <style:text-properties officeooo:rsid="00315b7b"/>
    </style:style>
    <style:style style:name="T37" style:family="text">
      <style:text-properties officeooo:rsid="0034e8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itle>1708E - 8-Bits Processor Simulator</text:title></text:p>
      <text:p text:style-name="Subtitle"><text:subject>Design &amp; Architecture</text:subject></text:p>
      <text:p text:style-name="P2"><text:span text:style-name="T1">Revision </text:span><text:user-defined style:data-style-name="N0" text:name="Revision">1</text:user-defined></text:p>
      <text:p text:style-name="P1"/>
      <text:p text:style-name="P1"/>
      <text:p text:style-name="P1"/>
      <text:p text:style-name="P1"><text:initial-creator>Yanick Poirier</text:initial-creator></text:p>
      <text:p text:style-name="P3">May 2017</text:p>
      <text:h text:style-name="P51" text:outline-level="1">Registers</text:h>
      <text:p text:style-name="P11">This section describes all the registers contained in the processor. There is a total of nine (16)<text:span text:style-name="T9"> registers available for use, some may be read-only, write-only or, almost all of them, read and write registers.</text:span></text:p>
      <text:p text:style-name="P22">Registers are identified as follow: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21">Name</text:p>
          </table:table-cell>
          <table:table-cell table:style-name="Tableau3.A1" office:value-type="string">
            <text:p text:style-name="P21">Mnemonic</text:p>
          </table:table-cell>
          <table:table-cell table:style-name="Tableau3.A1" office:value-type="string">
            <text:p text:style-name="P21">Size</text:p>
          </table:table-cell>
          <table:table-cell table:style-name="Tableau3.D1" office:value-type="string">
            <text:p text:style-name="P21">Code</text:p>
          </table:table-cell>
        </table:table-row>
        <table:table-row>
          <table:table-cell table:style-name="Tableau3.A2" office:value-type="string">
            <text:p text:style-name="P21">Working Register <text:span text:style-name="T30">0</text:span></text:p>
          </table:table-cell>
          <table:table-cell table:style-name="Tableau3.A2" office:value-type="string">
            <text:p text:style-name="P21">R<text:span text:style-name="T31">0</text:span>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0000</text:p>
          </table:table-cell>
        </table:table-row>
        <table:table-row>
          <table:table-cell table:style-name="Tableau3.A2" office:value-type="string">
            <text:p text:style-name="P21">Working Register <text:span text:style-name="T30">1</text:span></text:p>
          </table:table-cell>
          <table:table-cell table:style-name="Tableau3.A2" office:value-type="string">
            <text:p text:style-name="P21">R<text:span text:style-name="T31">1</text:span>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0001</text:p>
          </table:table-cell>
        </table:table-row>
        <table:table-row>
          <table:table-cell table:style-name="Tableau3.A2" office:value-type="string">
            <text:p text:style-name="P21">Working Register <text:span text:style-name="T30">2</text:span></text:p>
          </table:table-cell>
          <table:table-cell table:style-name="Tableau3.A2" office:value-type="string">
            <text:p text:style-name="P21">R<text:span text:style-name="T31">2</text:span>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0010</text:p>
          </table:table-cell>
        </table:table-row>
        <table:table-row>
          <table:table-cell table:style-name="Tableau3.A2" office:value-type="string">
            <text:p text:style-name="P21">Working Register <text:span text:style-name="T30">3</text:span></text:p>
          </table:table-cell>
          <table:table-cell table:style-name="Tableau3.A2" office:value-type="string">
            <text:p text:style-name="P21">R<text:span text:style-name="T31">3</text:span>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0011</text:p>
          </table:table-cell>
        </table:table-row>
        <table:table-row>
          <table:table-cell table:style-name="Tableau3.A2" office:value-type="string">
            <text:p text:style-name="P21">Working Register <text:span text:style-name="T30">4</text:span></text:p>
          </table:table-cell>
          <table:table-cell table:style-name="Tableau3.A2" office:value-type="string">
            <text:p text:style-name="P21">R<text:span text:style-name="T31">4</text:span>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0100</text:p>
          </table:table-cell>
        </table:table-row>
        <table:table-row>
          <table:table-cell table:style-name="Tableau3.A2" office:value-type="string">
            <text:p text:style-name="P21">Working Register <text:span text:style-name="T31">5</text:span></text:p>
          </table:table-cell>
          <table:table-cell table:style-name="Tableau3.A2" office:value-type="string">
            <text:p text:style-name="P21">R<text:span text:style-name="T31">5</text:span>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0<text:span text:style-name="T31">1</text:span>01</text:p>
          </table:table-cell>
        </table:table-row>
        <table:table-row>
          <table:table-cell table:style-name="Tableau3.A2" office:value-type="string">
            <text:p text:style-name="P21">Working Register <text:span text:style-name="T31">6</text:span></text:p>
          </table:table-cell>
          <table:table-cell table:style-name="Tableau3.A2" office:value-type="string">
            <text:p text:style-name="P21">R<text:span text:style-name="T31">6</text:span>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<text:span text:style-name="T31">0</text:span>110</text:p>
          </table:table-cell>
        </table:table-row>
        <table:table-row>
          <table:table-cell table:style-name="Tableau3.A2" office:value-type="string">
            <text:p text:style-name="P21">Working Register <text:span text:style-name="T31">7</text:span></text:p>
          </table:table-cell>
          <table:table-cell table:style-name="Tableau3.A2" office:value-type="string">
            <text:p text:style-name="P21">R<text:span text:style-name="T31">7</text:span>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<text:span text:style-name="T31">0</text:span>111</text:p>
          </table:table-cell>
        </table:table-row>
        <table:table-row>
          <table:table-cell table:style-name="Tableau3.A2" office:value-type="string">
            <text:p text:style-name="P21">Address Register 0</text:p>
          </table:table-cell>
          <table:table-cell table:style-name="Tableau3.A2" office:value-type="string">
            <text:p text:style-name="P21">ADDR0</text:p>
          </table:table-cell>
          <table:table-cell table:style-name="Tableau3.A2" office:value-type="string">
            <text:p text:style-name="P21">16</text:p>
          </table:table-cell>
          <table:table-cell table:style-name="Tableau3.D2" office:value-type="string">
            <text:p text:style-name="P21">1<text:span text:style-name="T31">0</text:span>00</text:p>
          </table:table-cell>
        </table:table-row>
        <table:table-row>
          <table:table-cell table:style-name="Tableau3.A2" office:value-type="string">
            <text:p text:style-name="P21">Address Register 1</text:p>
          </table:table-cell>
          <table:table-cell table:style-name="Tableau3.A2" office:value-type="string">
            <text:p text:style-name="P21">ADDR1</text:p>
          </table:table-cell>
          <table:table-cell table:style-name="Tableau3.A2" office:value-type="string">
            <text:p text:style-name="P21">16</text:p>
          </table:table-cell>
          <table:table-cell table:style-name="Tableau3.D2" office:value-type="string">
            <text:p text:style-name="P21">1<text:span text:style-name="T31">010</text:span></text:p>
          </table:table-cell>
        </table:table-row>
        <table:table-row>
          <table:table-cell table:style-name="Tableau3.A2" office:value-type="string">
            <text:p text:style-name="P21">Status Register</text:p>
          </table:table-cell>
          <table:table-cell table:style-name="Tableau3.A2" office:value-type="string">
            <text:p text:style-name="P21">SR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52">1110</text:p>
          </table:table-cell>
        </table:table-row>
        <table:table-row>
          <table:table-cell table:style-name="Tableau3.A2" office:value-type="string">
            <text:p text:style-name="P21">Stack Pointer</text:p>
          </table:table-cell>
          <table:table-cell table:style-name="Tableau3.A2" office:value-type="string">
            <text:p text:style-name="P21">SP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52">1111</text:p>
          </table:table-cell>
        </table:table-row>
        <table:table-row>
          <table:table-cell table:style-name="Tableau3.A2" office:value-type="string">
            <text:p text:style-name="P21">Instruction Register</text:p>
          </table:table-cell>
          <table:table-cell table:style-name="Tableau3.A2" office:value-type="string">
            <text:p text:style-name="P21">IR</text:p>
          </table:table-cell>
          <table:table-cell table:style-name="Tableau3.A2" office:value-type="string">
            <text:p text:style-name="P21">8</text:p>
          </table:table-cell>
          <table:table-cell table:style-name="Tableau3.D2" office:value-type="string">
            <text:p text:style-name="P21">Not required</text:p>
          </table:table-cell>
        </table:table-row>
        <table:table-row>
          <table:table-cell table:style-name="Tableau3.A2" office:value-type="string">
            <text:p text:style-name="P21">Instruction Pointer</text:p>
          </table:table-cell>
          <table:table-cell table:style-name="Tableau3.A2" office:value-type="string">
            <text:p text:style-name="P21">IP</text:p>
          </table:table-cell>
          <table:table-cell table:style-name="Tableau3.A2" office:value-type="string">
            <text:p text:style-name="P52">16</text:p>
          </table:table-cell>
          <table:table-cell table:style-name="Tableau3.D2" office:value-type="string">
            <text:p text:style-name="P52">1100</text:p>
          </table:table-cell>
        </table:table-row>
        <table:table-row>
          <table:table-cell table:style-name="Tableau3.A2" office:value-type="string">
            <text:p text:style-name="P21">Instruction Counter</text:p>
          </table:table-cell>
          <table:table-cell table:style-name="Tableau3.A2" office:value-type="string">
            <text:p text:style-name="P21">IC</text:p>
          </table:table-cell>
          <table:table-cell table:style-name="Tableau3.A2" office:value-type="string">
            <text:p text:style-name="P21">4</text:p>
          </table:table-cell>
          <table:table-cell table:style-name="Tableau3.D2" office:value-type="string">
            <text:p text:style-name="P21">Not required</text:p>
          </table:table-cell>
        </table:table-row>
        <table:table-row>
          <table:table-cell table:style-name="Tableau3.A2" office:value-type="string">
            <text:p text:style-name="P21">Tick Register</text:p>
          </table:table-cell>
          <table:table-cell table:style-name="Tableau3.A2" office:value-type="string">
            <text:p text:style-name="P21">TR</text:p>
          </table:table-cell>
          <table:table-cell table:style-name="Tableau3.A2" office:value-type="string">
            <text:p text:style-name="P21">56</text:p>
          </table:table-cell>
          <table:table-cell table:style-name="Tableau3.D2" office:value-type="string">
            <text:p text:style-name="P21">Not required</text:p>
          </table:table-cell>
        </table:table-row>
      </table:table>
      <text:p text:style-name="P47"/>
      <text:h text:style-name="P75" text:outline-level="2">Working Registers</text:h>
      <text:h text:style-name="P25" text:outline-level="2"><text:span text:style-name="T2">The Working registers (</text:span><text:span text:style-name="T13">R</text:span><text:span text:style-name="T12">x) </text:span><text:span text:style-name="T13">are</text:span><text:span text:style-name="T2"> general purpose register used for manipulating almost any kind of information. There is a total of 8 working registers named R0 through R7. Each register contains 8-bits of data.</text:span></text:h>
      <text:h text:style-name="P76" text:outline-level="2">Address Register</text:h>
      <text:h text:style-name="P26" text:outline-level="2"><text:span text:style-name="T3">This processor has two 16-bits address registers (ADDR0 and ADDR1). Each ADDR is composed of two 8-bits registers for a total of 65536 (64K) memory addresses. The high address byte is stored in register ADDR</text:span><text:span text:style-name="T5">x</text:span><text:span text:style-name="T2">H and the low address byte is stored in ADDR</text:span><text:span text:style-name="T6">x</text:span><text:span text:style-name="T10">L, where </text:span><text:span text:style-name="T6">x</text:span><text:span text:style-name="T10"> is the address register number. </text:span><text:span text:style-name="T11">This means the all memory addresses within the selected bank can be noted as ADDR0 (or ADDR1) as well as ADD0H:ADDR0L (or ADDR1H:ADDR0L).</text:span>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3">Bit 7-<text:span text:style-name="T32">0</text:span></text:p>
          </table:table-cell>
        </table:table-row>
        <table:table-row>
          <table:table-cell table:style-name="Tableau1.A2" office:value-type="string">
            <text:p text:style-name="P54">R/W</text:p>
          </table:table-cell>
        </table:table-row>
      </table:table>
      <text:p text:style-name="P48"/>
      <text:p text:style-name="P48"><text:soft-page-break/>Bit <text:span text:style-name="T32">0</text:span>-7: <text:span text:style-name="T32">Data</text:span></text:p>
      <text:p text:style-name="P49">Data being processed</text:p>
      <text:p text:style-name="P70"/>
      <text:h text:style-name="P79" text:outline-level="2">Status Register</text:h>
      <text:p text:style-name="P8">The Status <text:span text:style-name="T25">r</text:span>egister (SR) is usually set by the ALU module to notify or module of the outcome of an arithmetic or logic operation. The SR is an 8-bits register describe in the following table.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B"/>
        <table:table-column table:style-name="Tableau2.F"/>
        <table:table-row>
          <table:table-cell table:style-name="Tableau2.A1" office:value-type="string">
            <text:p text:style-name="P19">Bit <text:span text:style-name="T37">5-7</text:span></text:p>
          </table:table-cell>
          <table:table-cell table:style-name="Tableau2.A1" office:value-type="string">
            <text:p text:style-name="P19">Bit 4</text:p>
          </table:table-cell>
          <table:table-cell table:style-name="Tableau2.A1" office:value-type="string">
            <text:p text:style-name="P19">Bit 3</text:p>
          </table:table-cell>
          <table:table-cell table:style-name="Tableau2.A1" office:value-type="string">
            <text:p text:style-name="P19">Bit 2</text:p>
          </table:table-cell>
          <table:table-cell table:style-name="Tableau2.A1" office:value-type="string">
            <text:p text:style-name="P19">Bit 1</text:p>
          </table:table-cell>
          <table:table-cell table:style-name="Tableau2.F1" office:value-type="string">
            <text:p text:style-name="P19">Bit 0</text:p>
          </table:table-cell>
        </table:table-row>
        <table:table-row>
          <table:table-cell table:style-name="Tableau2.A2" office:value-type="string">
            <text:p text:style-name="P55">R-<text:span text:style-name="T37">0</text:span></text:p>
          </table:table-cell>
          <table:table-cell table:style-name="Tableau2.A2" office:value-type="string">
            <text:p text:style-name="P20">R/W</text:p>
          </table:table-cell>
          <table:table-cell table:style-name="Tableau2.A2" office:value-type="string">
            <text:p text:style-name="P20">R/W</text:p>
          </table:table-cell>
          <table:table-cell table:style-name="Tableau2.A2" office:value-type="string">
            <text:p text:style-name="P56">R-0</text:p>
          </table:table-cell>
          <table:table-cell table:style-name="Tableau2.A2" office:value-type="string">
            <text:p text:style-name="P20">R/W</text:p>
          </table:table-cell>
          <table:table-cell table:style-name="Tableau2.F2" office:value-type="string">
            <text:p text:style-name="P20">R/W</text:p>
          </table:table-cell>
        </table:table-row>
      </table:table>
      <text:p text:style-name="P8"/>
      <text:p text:style-name="P6">Bit <text:span text:style-name="T37">5</text:span>-7: <text:span text:style-name="T23"><text:s/></text:span><text:span text:style-name="T8">Not Used</text:span></text:p>
      <text:p text:style-name="P74"><text:span text:style-name="T22">R</text:span><text:span text:style-name="T9">ead as 0.</text:span></text:p>
      <text:p text:style-name="P72"/>
      <text:p text:style-name="P7">Bit 4: Parity (P)</text:p>
      <text:p text:style-name="P16">After arithmetic or logic operation, if result has even number of 1s, the flag is set. If it has odd number of 1s, flag is reset.</text:p>
      <text:p text:style-name="P16"/>
      <text:p text:style-name="P7">Bit 3: <text:span text:style-name="T35">Digit</text:span> Carry (<text:span text:style-name="T35">D</text:span>C)</text:p>
      <text:p text:style-name="P17">In arithmetic operation, when carry is generated by digit D3 and <text:span text:style-name="T24">passed on to digit D4, the DC flag is set. This flag is used only internally for BCD operation.</text:span></text:p>
      <text:p text:style-name="P17"/>
      <text:p text:style-name="P71"><text:span text:style-name="T24">Bit 2</text:span>: <text:span text:style-name="T8">Not Used</text:span></text:p>
      <text:p text:style-name="P73"><text:span text:style-name="T22">R</text:span><text:span text:style-name="T9">ead as 0.</text:span></text:p>
      <text:p text:style-name="P15"/>
      <text:p text:style-name="P4"><text:span text:style-name="T24">Bit 1: </text:span>Zero flag <text:span text:style-name="T24">(Z)</text:span></text:p>
      <text:p text:style-name="P15">The zero flag is set if ALU operation result is 0.</text:p>
      <text:p text:style-name="P15"/>
      <text:p text:style-name="P5"><text:span text:style-name="T24">Bit 0</text:span>: Carry flag <text:span text:style-name="T24">(C)</text:span></text:p>
      <text:p text:style-name="P14">If arithmetic operation result is in a carry, the carry flag is set, otherwise it is reset.</text:p>
      <text:h text:style-name="P77" text:outline-level="2">Stack Pointer Register</text:h>
      <text:h text:style-name="P27" text:outline-level="2"><text:span text:style-name="T9">The </text:span><text:span text:style-name="T12">Stack Pointer register (SP) is an internal 8-bits address register that is used the temporarily preserve information (stack). Data stored on the stack is accessed using a LIFO (Last-In, First-Out) mechanism. The content of this register cannot be directly written to. The SP register is managed internally.</text:span></text:h>
      <text:h text:style-name="P78" text:outline-level="2">Instruction Register</text:h>
      <text:h text:style-name="P28" text:outline-level="2">The Instruction register is <text:span text:style-name="T26">a </text:span>1<text:span text:style-name="T27">9</text:span>-bit register that contains the instruction be processed.</text:h>
      <text:h text:style-name="P78" text:outline-level="2">Instruction <text:span text:style-name="T26">Pointer</text:span></text:h>
      <text:h text:style-name="P28" text:outline-level="2">The Instruction <text:span text:style-name="T26">Pointer </text:span>register is <text:span text:style-name="T26">a 16</text:span>-bit register that contains the <text:span text:style-name="T26">address in memory of the next </text:span>instruction <text:span text:style-name="T26">to load</text:span>. <text:span text:style-name="T29">The high byte portion is referred as IPH while the low byte portion is called IPL</text:span></text:h>
      <text:h text:style-name="P78" text:outline-level="2"><text:soft-page-break/>Instruction <text:span text:style-name="T26">Counter</text:span></text:h>
      <text:h text:style-name="P28" text:outline-level="2">The Instruction <text:span text:style-name="T26">Counter </text:span>register is <text:span text:style-name="T26">4</text:span>-bit<text:span text:style-name="T26">s</text:span> register that <text:span text:style-name="T26">counts the clock cycles during the execution of an instruction</text:span>. <text:span text:style-name="T29">The counter is reset automatically when the instruction terminates.</text:span></text:h>
      <text:h text:style-name="P78" text:outline-level="2"><text:span text:style-name="T26">Tick </text:span>Register</text:h>
      <text:h text:style-name="P31" text:outline-level="2">The Tick register is a <text:span text:style-name="T28">56</text:span>-bits read-only register that counts the number of clock pulse that occurred since the processor has started-up.</text:h>
      <text:h text:style-name="Heading_20_1" text:outline-level="1">Instruction Set</text:h>
      <text:p text:style-name="P9">This section describe the instruction set for this processor.</text:p>
      <text:p text:style-name="P13">Data operations</text:p>
      <text:list xml:id="list7361625124733543641" text:style-name="L1">
        <text:list-item>
          <text:p text:style-name="P29">LDA <text:span text:style-name="T4">reg</text:span>, x (Load Data at Address pointed in ADDR<text:span text:style-name="T4">x </text:span><text:span text:style-name="T9">into register </text:span><text:span text:style-name="T4">reg</text:span>)</text:p>
        </text:list-item>
        <text:list-item>
          <text:p text:style-name="P29">MOV <text:span text:style-name="T4">dest</text:span>,<text:span text:style-name="T4">src</text:span> (MOVe data from register src to register <text:span text:style-name="T4">dest</text:span>)</text:p>
        </text:list-item>
        <text:list-item>
          <text:p text:style-name="P29">MOVK <text:span text:style-name="T4">reg</text:span><text:span text:style-name="T9">,</text:span><text:span text:style-name="T4">val</text:span><text:span text:style-name="T9"> (Move a literal value </text:span><text:span text:style-name="T4">val</text:span><text:span text:style-name="T9"> in </text:span><text:span text:style-name="T4">reg</text:span><text:span text:style-name="T9">)</text:span></text:p>
        </text:list-item>
        <text:list-item>
          <text:p text:style-name="P29">SDA <text:span text:style-name="T4">reg</text:span>, x (Store Data in register <text:span text:style-name="T4">reg</text:span><text:span text:style-name="T9"> at</text:span> Address pointed in ADDR<text:span text:style-name="T4">x</text:span>)</text:p>
        </text:list-item>
        <text:list-item>
          <text:p text:style-name="P35"><text:span text:style-name="T9">SWAP </text:span><text:span text:style-name="T4">reg1</text:span><text:span text:style-name="T9">,</text:span><text:span text:style-name="T4">reg2</text:span><text:span text:style-name="T9"> (Swap the content of </text:span><text:span text:style-name="T4">reg1</text:span><text:span text:style-name="T9"> and </text:span><text:span text:style-name="T4">reg2</text:span><text:span text:style-name="T9">).</text:span></text:p>
        </text:list-item>
      </text:list>
      <text:p text:style-name="P13">Bit operations</text:p>
      <text:list xml:id="list162139439464034" text:continue-numbering="true" text:style-name="L1">
        <text:list-item>
          <text:p text:style-name="P37"><text:span text:style-name="T9">LSL </text:span><text:span text:style-name="T4">reg</text:span><text:span text:style-name="T9"> (Shifts the bits in the register </text:span><text:span text:style-name="T4">reg</text:span><text:span text:style-name="T9"> 1 bit to the left).</text:span></text:p>
        </text:list-item>
        <text:list-item>
          <text:p text:style-name="P37"><text:span text:style-name="T9">LSR </text:span><text:span text:style-name="T4">reg</text:span><text:span text:style-name="T9"> (Shifts the bits in the register </text:span><text:span text:style-name="T4">reg</text:span><text:span text:style-name="T9"> 1 bit to the right).</text:span></text:p>
        </text:list-item>
        <text:list-item>
          <text:p text:style-name="P30"><text:span text:style-name="T19">RBC</text:span><text:span text:style-name="T9"> </text:span><text:span text:style-name="T4">reg</text:span><text:span text:style-name="T9">,</text:span><text:span text:style-name="T4">b</text:span><text:span text:style-name="T9"> (</text:span><text:span text:style-name="T14">Clear</text:span><text:span text:style-name="T9"> the bit </text:span><text:span text:style-name="T4">b</text:span><text:span text:style-name="T9"> in register </text:span><text:span text:style-name="T4">reg</text:span><text:span text:style-name="T9">)</text:span></text:p>
        </text:list-item>
        <text:list-item>
          <text:p text:style-name="P30"><text:span text:style-name="T19">RBS</text:span><text:span text:style-name="T9"> </text:span><text:span text:style-name="T4">reg</text:span><text:span text:style-name="T9">,</text:span><text:span text:style-name="T4">b</text:span><text:span text:style-name="T9"> (Set the bit </text:span><text:span text:style-name="T4">b</text:span><text:span text:style-name="T9"> in register </text:span><text:span text:style-name="T4">reg</text:span><text:span text:style-name="T9">)</text:span></text:p>
        </text:list-item>
        <text:list-item>
          <text:p text:style-name="P38"><text:span text:style-name="T9">RLC </text:span><text:span text:style-name="T4">reg</text:span><text:span text:style-name="T9"> (Rotates the bits in the register </text:span><text:span text:style-name="T4">reg</text:span><text:span text:style-name="T9"> 1 bit to the left using the carry bit).</text:span></text:p>
        </text:list-item>
        <text:list-item>
          <text:p text:style-name="P37"><text:span text:style-name="T9">ROL </text:span><text:span text:style-name="T4">reg</text:span><text:span text:style-name="T9"> (Rotates the bits in the register </text:span><text:span text:style-name="T4">reg</text:span><text:span text:style-name="T9"> 1 bit to the left).</text:span></text:p>
        </text:list-item>
        <text:list-item>
          <text:p text:style-name="P37"><text:span text:style-name="T9">ROR </text:span><text:span text:style-name="T4">reg</text:span><text:span text:style-name="T9"> (Rotates the bits in the register </text:span><text:span text:style-name="T4">reg</text:span><text:span text:style-name="T9"> 1 bit to the right).</text:span></text:p>
        </text:list-item>
        <text:list-item>
          <text:p text:style-name="P37"><text:span text:style-name="T9">RRC </text:span><text:span text:style-name="T4">reg</text:span><text:span text:style-name="T9"> (Rotates the bits in the register </text:span><text:span text:style-name="T4">reg</text:span><text:span text:style-name="T9"> 1 bit to the right using the carry bit).</text:span></text:p>
        </text:list-item>
      </text:list>
      <text:p text:style-name="P13">Arithmetic operations</text:p>
      <text:list xml:id="list162138988631692" text:continue-numbering="true" text:style-name="L1">
        <text:list-item>
          <text:p text:style-name="P39"><text:span text:style-name="T9">ADD </text:span><text:span text:style-name="T4">reg1</text:span><text:span text:style-name="T9">,</text:span><text:span text:style-name="T4">reg2</text:span><text:span text:style-name="T9"> (Adds the content of register </text:span><text:span text:style-name="T4">reg2</text:span><text:span text:style-name="T9"> to register </text:span><text:span text:style-name="T4">reg1</text:span><text:span text:style-name="T9"> and store the result back in register </text:span><text:span text:style-name="T4">reg1</text:span><text:span text:style-name="T9">).</text:span></text:p>
        </text:list-item>
        <text:list-item>
          <text:p text:style-name="P39"><text:span text:style-name="T9">ADD</text:span><text:span text:style-name="T21">K</text:span><text:span text:style-name="T9"> </text:span><text:span text:style-name="T4">reg</text:span><text:span text:style-name="T9">,</text:span><text:span text:style-name="T7">k</text:span><text:span text:style-name="T9"> (Adds the </text:span><text:span text:style-name="T21">constant </text:span><text:span text:style-name="T7">k</text:span><text:span text:style-name="T21"> </text:span><text:span text:style-name="T9">to register </text:span><text:span text:style-name="T4">reg1</text:span><text:span text:style-name="T9"> and store the result back in register </text:span><text:span text:style-name="T4">reg1</text:span><text:span text:style-name="T9">).</text:span></text:p>
        </text:list-item>
        <text:list-item>
          <text:p text:style-name="P39"><text:span text:style-name="T9">ALS </text:span><text:span text:style-name="T4">reg</text:span><text:span text:style-name="T9"> (Shifts the bits in the register </text:span><text:span text:style-name="T4">reg</text:span><text:span text:style-name="T9"> 1 bit to the left carrying the D7 bit with it).</text:span></text:p>
        </text:list-item>
        <text:list-item>
          <text:p text:style-name="P29">DEC <text:span text:style-name="T4">reg</text:span><text:span text:style-name="T9"> (Subtract 1 from the value in </text:span><text:span text:style-name="T4">reg</text:span><text:span text:style-name="T9"> and store the result back in </text:span><text:span text:style-name="T4">reg</text:span><text:span text:style-name="T9">)</text:span></text:p>
        </text:list-item>
        <text:list-item>
          <text:p text:style-name="P29">INC <text:span text:style-name="T4">reg</text:span><text:span text:style-name="T9"> (Add 1 to the value in </text:span><text:span text:style-name="T4">reg</text:span><text:span text:style-name="T9"> and store the result back in </text:span><text:span text:style-name="T4">reg</text:span><text:span text:style-name="T9">)</text:span></text:p>
        </text:list-item>
        <text:list-item>
          <text:p text:style-name="P39"><text:span text:style-name="T9">SUB </text:span><text:span text:style-name="T4">reg1</text:span><text:span text:style-name="T9">,</text:span><text:span text:style-name="T4">reg2</text:span><text:span text:style-name="T9"> (Subtract the content of register </text:span><text:span text:style-name="T4">reg2</text:span><text:span text:style-name="T9"> from register </text:span><text:span text:style-name="T4">reg1</text:span><text:span text:style-name="T9"> and store the result back in register </text:span><text:span text:style-name="T4">reg1</text:span><text:span text:style-name="T9">).</text:span></text:p>
        </text:list-item>
        <text:list-item>
          <text:p text:style-name="P39"><text:span text:style-name="T9">SUB</text:span><text:span text:style-name="T21">K</text:span><text:span text:style-name="T9"> </text:span><text:span text:style-name="T4">reg</text:span><text:span text:style-name="T9">,</text:span><text:span text:style-name="T7">k</text:span><text:span text:style-name="T9"> (Subtract the </text:span><text:span text:style-name="T21">constant </text:span><text:span text:style-name="T7">k</text:span><text:span text:style-name="T21"> </text:span><text:span text:style-name="T9">from register </text:span><text:span text:style-name="T4">reg1</text:span><text:span text:style-name="T9"> and store the result back in register </text:span><text:span text:style-name="T4">reg1</text:span><text:span text:style-name="T9">).</text:span></text:p>
        </text:list-item>
      </text:list>
      <text:p text:style-name="P43">Logic operations</text:p>
      <text:list xml:id="list162138475597662" text:continue-numbering="true" text:style-name="L1">
        <text:list-item>
          <text:p text:style-name="P39"><text:span text:style-name="T9">AND </text:span><text:span text:style-name="T4">reg1</text:span><text:span text:style-name="T9">,</text:span><text:span text:style-name="T4">reg2</text:span><text:span text:style-name="T9"> (Performs a logical AND operation between registers </text:span><text:span text:style-name="T4">reg1</text:span><text:span text:style-name="T9"> and </text:span><text:span text:style-name="T4">reg2</text:span><text:span text:style-name="T9"> and put the result back in register </text:span><text:span text:style-name="T4">reg1</text:span><text:span text:style-name="T9">).</text:span></text:p>
        </text:list-item>
        <text:list-item>
          <text:p text:style-name="P39"><text:span text:style-name="T9">AND</text:span><text:span text:style-name="T21">K</text:span><text:span text:style-name="T9"> </text:span><text:span text:style-name="T4">reg</text:span><text:span text:style-name="T9">,</text:span><text:span text:style-name="T7">k</text:span><text:span text:style-name="T9"> (Performs a logical AND operation between </text:span><text:span text:style-name="T21">the </text:span><text:span text:style-name="T9">register </text:span><text:span text:style-name="T4">reg</text:span><text:span text:style-name="T9"> and </text:span><text:span text:style-name="T21">the constant </text:span><text:span text:style-name="T7">k</text:span><text:span text:style-name="T21"> </text:span><text:span text:style-name="T9">and put the result back in register </text:span><text:span text:style-name="T4">reg</text:span><text:span text:style-name="T9">).</text:span></text:p>
        </text:list-item>
        <text:list-item>
          <text:p text:style-name="P39"><text:soft-page-break/><text:span text:style-name="T9">NOT </text:span><text:span text:style-name="T4">reg</text:span><text:span text:style-name="T9"> (Performs a logical NOT operation (1s complement) on register </text:span><text:span text:style-name="T4">reg </text:span><text:span text:style-name="T9">and put the result back in register </text:span><text:span text:style-name="T4">reg</text:span><text:span text:style-name="T9">).</text:span></text:p>
        </text:list-item>
        <text:list-item>
          <text:p text:style-name="P37"><text:span text:style-name="T9">OR </text:span><text:span text:style-name="T4">reg1</text:span><text:span text:style-name="T9">,</text:span><text:span text:style-name="T4">reg2</text:span><text:span text:style-name="T9"> (Performs a logical OR operation between registers </text:span><text:span text:style-name="T4">reg1</text:span><text:span text:style-name="T9"> and </text:span><text:span text:style-name="T4">reg2</text:span><text:span text:style-name="T9"> and put the result back in register </text:span><text:span text:style-name="T4">reg1</text:span><text:span text:style-name="T9">).</text:span></text:p>
        </text:list-item>
        <text:list-item>
          <text:p text:style-name="P39"><text:span text:style-name="T21">OKK</text:span><text:span text:style-name="T9"> </text:span><text:span text:style-name="T4">reg</text:span><text:span text:style-name="T9">,</text:span><text:span text:style-name="T7">k</text:span><text:span text:style-name="T9"> (Performs a logical </text:span><text:span text:style-name="T21">OR</text:span><text:span text:style-name="T9"> operation between </text:span><text:span text:style-name="T21">the </text:span><text:span text:style-name="T9">register </text:span><text:span text:style-name="T4">reg</text:span><text:span text:style-name="T9"> and </text:span><text:span text:style-name="T21">the constant </text:span><text:span text:style-name="T7">k</text:span><text:span text:style-name="T21"> </text:span><text:span text:style-name="T9">and put the result back in register </text:span><text:span text:style-name="T4">reg</text:span><text:span text:style-name="T9">).</text:span></text:p>
        </text:list-item>
        <text:list-item>
          <text:p text:style-name="P39"><text:span text:style-name="T9">XOR </text:span><text:span text:style-name="T4">reg1</text:span><text:span text:style-name="T9">,</text:span><text:span text:style-name="T4">reg2</text:span><text:span text:style-name="T9"> (Performs a logical XOR operation between registers </text:span><text:span text:style-name="T4">reg1</text:span><text:span text:style-name="T9"> and </text:span><text:span text:style-name="T4">reg2</text:span><text:span text:style-name="T9"> and put the result back in register </text:span><text:span text:style-name="T4">reg1</text:span><text:span text:style-name="T9">).</text:span></text:p>
        </text:list-item>
        <text:list-item>
          <text:p text:style-name="P39"><text:span text:style-name="T21">XORK</text:span><text:span text:style-name="T9"> </text:span><text:span text:style-name="T4">reg</text:span><text:span text:style-name="T9">,</text:span><text:span text:style-name="T7">k</text:span><text:span text:style-name="T9"> (Performs a logical </text:span><text:span text:style-name="T21">XOR</text:span><text:span text:style-name="T9"> operation between </text:span><text:span text:style-name="T21">the </text:span><text:span text:style-name="T9">register </text:span><text:span text:style-name="T4">reg</text:span><text:span text:style-name="T9"> and </text:span><text:span text:style-name="T21">the constant </text:span><text:span text:style-name="T7">k</text:span><text:span text:style-name="T21"> </text:span><text:span text:style-name="T9">and put the result back in register </text:span><text:span text:style-name="T4">reg</text:span><text:span text:style-name="T9">).</text:span></text:p>
        </text:list-item>
      </text:list>
      <text:p text:style-name="P43">Conditional operations</text:p>
      <text:list xml:id="list162139387499086" text:continue-numbering="true" text:style-name="L1">
        <text:list-item>
          <text:p text:style-name="P40"><text:span text:style-name="T9">J</text:span><text:span text:style-name="T16">A</text:span><text:span text:style-name="T9"> </text:span><text:span text:style-name="T4">addr</text:span><text:span text:style-name="T9"> (</text:span><text:span text:style-name="T17">Jump at the specified address if the Alternate Carry flag is set</text:span><text:span text:style-name="T9">)</text:span></text:p>
        </text:list-item>
        <text:list-item>
          <text:p text:style-name="P40"><text:span text:style-name="T9">JC </text:span><text:span text:style-name="T4">addr</text:span><text:span text:style-name="T9"> (</text:span><text:span text:style-name="T17">Jump at the specified address if the Carry flag is set</text:span><text:span text:style-name="T9">)</text:span></text:p>
        </text:list-item>
        <text:list-item>
          <text:p text:style-name="P40"><text:span text:style-name="T9">J</text:span><text:span text:style-name="T17">N</text:span><text:span text:style-name="T16">A</text:span><text:span text:style-name="T9"> </text:span><text:span text:style-name="T4">addr</text:span><text:span text:style-name="T9"> (</text:span><text:span text:style-name="T17">Jump at the specified address if the Alternate Carry flag is clear</text:span><text:span text:style-name="T9">)</text:span></text:p>
        </text:list-item>
        <text:list-item>
          <text:p text:style-name="P40"><text:span text:style-name="T9">J</text:span><text:span text:style-name="T17">N</text:span><text:span text:style-name="T9">C </text:span><text:span text:style-name="T4">addr</text:span><text:span text:style-name="T9"> (</text:span><text:span text:style-name="T17">Jump at the specified address if the Carry flag is clear</text:span><text:span text:style-name="T9">)</text:span></text:p>
        </text:list-item>
        <text:list-item>
          <text:p text:style-name="P40"><text:span text:style-name="T9">J</text:span><text:span text:style-name="T17">N</text:span><text:span text:style-name="T9">P </text:span><text:span text:style-name="T4">addr</text:span><text:span text:style-name="T9"> (</text:span><text:span text:style-name="T17">Jump at the specified address if the Parity flag is clear</text:span><text:span text:style-name="T9">)</text:span></text:p>
        </text:list-item>
        <text:list-item>
          <text:p text:style-name="P40"><text:span text:style-name="T9">J</text:span><text:span text:style-name="T17">N</text:span><text:span text:style-name="T9">S </text:span><text:span text:style-name="T4">addr</text:span><text:span text:style-name="T9"> (</text:span><text:span text:style-name="T17">Jump at the specified address if the Sign flag is clear</text:span><text:span text:style-name="T9">)</text:span></text:p>
        </text:list-item>
        <text:list-item>
          <text:p text:style-name="P40"><text:span text:style-name="T9">J</text:span><text:span text:style-name="T17">N</text:span><text:span text:style-name="T9">Z </text:span><text:span text:style-name="T4">addr</text:span><text:span text:style-name="T9"> (</text:span><text:span text:style-name="T17">Jump at the specified address if the Zero flag is clear</text:span><text:span text:style-name="T9">)</text:span></text:p>
        </text:list-item>
        <text:list-item>
          <text:p text:style-name="P40"><text:span text:style-name="T9">JP </text:span><text:span text:style-name="T4">addr</text:span><text:span text:style-name="T9"> (</text:span><text:span text:style-name="T17">Jump at the specified address if the Parity flag is set</text:span><text:span text:style-name="T9">)</text:span></text:p>
        </text:list-item>
        <text:list-item>
          <text:p text:style-name="P40"><text:span text:style-name="T9">JS </text:span><text:span text:style-name="T4">addr</text:span><text:span text:style-name="T9"> (</text:span><text:span text:style-name="T17">Jump at the specified address if the Sign flag is set</text:span><text:span text:style-name="T9">)</text:span></text:p>
        </text:list-item>
        <text:list-item>
          <text:p text:style-name="P40"><text:span text:style-name="T9">JZ </text:span><text:span text:style-name="T4">addr</text:span><text:span text:style-name="T9"> (</text:span><text:span text:style-name="T17">Jump at the specified address if the Zero flag is set</text:span><text:span text:style-name="T9">)</text:span></text:p>
        </text:list-item>
        <text:list-item>
          <text:p text:style-name="P41"><text:span text:style-name="T9">SBC </text:span><text:span text:style-name="T4">reg, b</text:span><text:span text:style-name="T9"> (Skip the next instruction if the bit </text:span><text:span text:style-name="T4">b</text:span><text:span text:style-name="T9"> in register </text:span><text:span text:style-name="T4">reg</text:span><text:span text:style-name="T9"> is cleared)</text:span></text:p>
        </text:list-item>
        <text:list-item>
          <text:p text:style-name="P41"><text:span text:style-name="T9">SBS </text:span><text:span text:style-name="T4">reg</text:span><text:span text:style-name="T9">,</text:span><text:span text:style-name="T4">b</text:span><text:span text:style-name="T9"> (Skip the next instruction if the bit </text:span><text:span text:style-name="T4">b</text:span><text:span text:style-name="T9"> in register </text:span><text:span text:style-name="T4">reg</text:span><text:span text:style-name="T9"> is set)</text:span></text:p>
        </text:list-item>
      </text:list>
      <text:p text:style-name="P13">Others</text:p>
      <text:list xml:id="list162139871614964" text:continue-numbering="true" text:style-name="L1">
        <text:list-item>
          <text:p text:style-name="P23">NOP (No Operation)</text:p>
        </text:list-item>
        <text:list-item>
          <text:p text:style-name="P44"><text:span text:style-name="T15">JMP </text:span><text:span text:style-name="T4">addr</text:span><text:span text:style-name="T9"> (</text:span><text:span text:style-name="T17">Unconditional jump to the specified address</text:span><text:span text:style-name="T9">)</text:span></text:p>
        </text:list-item>
        <text:list-item>
          <text:p text:style-name="P24">RTC (Reads the Tick Register and put the result in the working registers</text:p>
        </text:list-item>
        <text:list-item>
          <text:p text:style-name="P36"><text:span text:style-name="T9">RTC</text:span><text:span text:style-name="T20">B</text:span><text:span text:style-name="T9"> </text:span><text:span text:style-name="T4">reg</text:span><text:span text:style-name="T9">,</text:span><text:span text:style-name="T4">byte</text:span><text:span text:style-name="T9"> (Reads the specified byte value from the tick register and stores it in </text:span><text:span text:style-name="T4">reg</text:span><text:span text:style-name="T9">).</text:span></text:p>
        </text:list-item>
      </text:list>
      <text:h text:style-name="Heading_20_1" text:outline-level="1">Instruction Processing</text:h>
      <text:p text:style-name="P10">This section describes how the instruction are being process and determine how many clock pulses are required for each instruction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table:number-columns-spanned="2" office:value-type="string">
            <text:p text:style-name="P57">Mnemonic</text:p>
          </table:table-cell>
          <table:covered-table-cell/>
          <table:table-cell table:style-name="Tableau4.A1" office:value-type="string">
            <text:p text:style-name="P57">Description</text:p>
          </table:table-cell>
          <table:table-cell table:style-name="Tableau4.A1" office:value-type="string">
            <text:p text:style-name="P57">Clock Pulse</text:p>
          </table:table-cell>
          <table:table-cell table:style-name="Tableau4.A1" office:value-type="string">
            <text:p text:style-name="P57">16-bits Opcode</text:p>
          </table:table-cell>
          <table:table-cell table:style-name="Tableau4.A1" office:value-type="string">
            <text:p text:style-name="P57">Status flags affected</text:p>
          </table:table-cell>
          <table:table-cell table:style-name="Tableau4.G1" office:value-type="string">
            <text:p text:style-name="P57">Notes</text:p>
          </table:table-cell>
        </table:table-row>
        <table:table-row>
          <table:table-cell table:style-name="Tableau4.A2" table:number-columns-spanned="7" office:value-type="string">
            <text:p text:style-name="P58">Data oriented oper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67">ADD</text:p>
          </table:table-cell>
          <table:table-cell table:style-name="Tableau4.B3" office:value-type="string">
            <text:p text:style-name="P66"><text:span text:style-name="T36">d</text:span>, s</text:p>
          </table:table-cell>
          <table:table-cell table:style-name="Tableau4.A3" office:value-type="string">
            <text:p text:style-name="P67">Add the content of register <text:span text:style-name="T4">s</text:span><text:span text:style-name="T9"> to register </text:span><text:span text:style-name="T4">d</text:span><text:span text:style-name="T9"> (</text:span><text:span text:style-name="T4">d = d + s</text:span><text:span text:style-name="T9">)</text:span></text:p>
          </table:table-cell>
          <table:table-cell table:style-name="Tableau4.A3" office:value-type="string">
            <text:p text:style-name="P63"/>
          </table:table-cell>
          <table:table-cell table:style-name="Tableau4.A3" office:value-type="string">
            <text:p text:style-name="P61">0010 10dd ddds ssss</text:p>
          </table:table-cell>
          <table:table-cell table:style-name="Tableau4.A3" office:value-type="string">
            <text:p text:style-name="P69">C, Z</text:p>
          </table:table-cell>
          <table:table-cell table:style-name="Tableau4.A2" office:value-type="string">
            <text:p text:style-name="Table_20_Contents"/>
          </table:table-cell>
        </table:table-row>
        <table:table-row>
          <table:table-cell table:style-name="Tableau4.A3" office:value-type="string">
            <text:p text:style-name="P67">ADDB</text:p>
          </table:table-cell>
          <table:table-cell table:style-name="Tableau4.B3" office:value-type="string">
            <text:p text:style-name="P68">r,k</text:p>
          </table:table-cell>
          <table:table-cell table:style-name="Tableau4.A3" office:value-type="string">
            <text:p text:style-name="P67">Add the <text:span text:style-name="T9">literal </text:span><text:span text:style-name="T4">k</text:span><text:span text:style-name="T9"> to register </text:span><text:span text:style-name="T4">d</text:span><text:span text:style-name="T9"> (</text:span><text:span text:style-name="T4">d = d + k</text:span><text:span text:style-name="T9">)</text:span></text:p>
          </table:table-cell>
          <table:table-cell table:style-name="Tableau4.A3" office:value-type="string">
            <text:p text:style-name="P63"/>
          </table:table-cell>
          <table:table-cell table:style-name="Tableau4.A3" office:value-type="string">
            <text:p text:style-name="P61">010k kkkk kkkr rrrr</text:p>
          </table:table-cell>
          <table:table-cell table:style-name="Tableau4.A3" office:value-type="string">
            <text:p text:style-name="P69">C, Z</text:p>
          </table:table-cell>
          <table:table-cell table:style-name="Tableau4.A2" office:value-type="string">
            <text:p text:style-name="Table_20_Contents"/>
          </table:table-cell>
        </table:table-row>
        <table:table-row>
          <table:table-cell table:style-name="Tableau4.A3" office:value-type="string">
            <text:p text:style-name="P67">ADDBC</text:p>
          </table:table-cell>
          <table:table-cell table:style-name="Tableau4.B3" office:value-type="string">
            <text:p text:style-name="P68">r,k</text:p>
          </table:table-cell>
          <table:table-cell table:style-name="Tableau4.A3" office:value-type="string">
            <text:p text:style-name="P67">Add the <text:span text:style-name="T9">literal </text:span><text:span text:style-name="T4">k</text:span><text:span text:style-name="T9"> and the carry bit to register </text:span><text:span text:style-name="T4">d</text:span><text:span text:style-name="T9"> (</text:span><text:span text:style-name="T4">d = d + k + </text:span><text:span text:style-name="T9">C)</text:span></text:p>
          </table:table-cell>
          <table:table-cell table:style-name="Tableau4.A3" office:value-type="string">
            <text:p text:style-name="P63"/>
          </table:table-cell>
          <table:table-cell table:style-name="Tableau4.A3" office:value-type="string">
            <text:p text:style-name="P61">010k kkkk kkkr rrrr</text:p>
          </table:table-cell>
          <table:table-cell table:style-name="Tableau4.A3" office:value-type="string">
            <text:p text:style-name="P69">C, Z</text:p>
          </table:table-cell>
          <table:table-cell table:style-name="Tableau4.A2" office:value-type="string">
            <text:p text:style-name="Table_20_Contents"/>
          </table:table-cell>
        </table:table-row>
        <table:table-row>
          <table:table-cell table:style-name="Tableau4.A3" office:value-type="string">
            <text:p text:style-name="P64"/>
          </table:table-cell>
          <table:table-cell table:style-name="Tableau4.B3" office:value-type="string">
            <text:p text:style-name="P66"/>
          </table:table-cell>
          <table:table-cell table:style-name="Tableau4.A3" office:value-type="string">
            <text:p text:style-name="P64"/>
          </table:table-cell>
          <table:table-cell table:style-name="Tableau4.A3" office:value-type="string">
            <text:p text:style-name="P63"/>
          </table:table-cell>
          <table:table-cell table:style-name="Tableau4.A3" office:value-type="string">
            <text:p text:style-name="P59"/>
          </table:table-cell>
          <table:table-cell table:style-name="Tableau4.A3" office:value-type="string">
            <text:p text:style-name="P62"/>
          </table:table-cell>
          <table:table-cell table:style-name="Tableau4.A2" office:value-type="string">
            <text:p text:style-name="Table_20_Contents"/>
          </table:table-cell>
        </table:table-row>
        <table:table-row>
          <table:table-cell table:style-name="Tableau4.A3" office:value-type="string">
            <text:p text:style-name="P64">MOV</text:p>
          </table:table-cell>
          <table:table-cell table:style-name="Tableau4.B3" office:value-type="string">
            <text:p text:style-name="P66">d, s</text:p>
          </table:table-cell>
          <table:table-cell table:style-name="Tableau4.A3" office:value-type="string">
            <text:p text:style-name="P64">Move content of register <text:span text:style-name="T4">s</text:span><text:span text:style-name="T9"> to register </text:span><text:span text:style-name="T4">d</text:span></text:p>
          </table:table-cell>
          <table:table-cell table:style-name="Tableau4.A3" office:value-type="string">
            <text:p text:style-name="P63"/>
          </table:table-cell>
          <table:table-cell table:style-name="Tableau4.A3" office:value-type="string">
            <text:p text:style-name="P59">0010 01dd ddds ssss</text:p>
          </table:table-cell>
          <table:table-cell table:style-name="Tableau4.A3" office:value-type="string">
            <text:p text:style-name="P62">Z</text:p>
          </table:table-cell>
          <table:table-cell table:style-name="Tableau4.A2" office:value-type="string">
            <text:p text:style-name="Table_20_Contents"/>
          </table:table-cell>
        </table:table-row>
        <table:table-row>
          <table:table-cell table:style-name="Tableau4.A3" office:value-type="string">
            <text:p text:style-name="P65">MOVB</text:p>
          </table:table-cell>
          <table:table-cell table:style-name="Tableau4.B3" office:value-type="string">
            <text:p text:style-name="P66">r,k</text:p>
          </table:table-cell>
          <table:table-cell table:style-name="Tableau4.A3" office:value-type="string">
            <text:p text:style-name="P65">Move the 8-bit literal <text:span text:style-name="T4">k</text:span><text:span text:style-name="T9"> to register </text:span><text:span text:style-name="T4">r</text:span></text:p>
          </table:table-cell>
          <table:table-cell table:style-name="Tableau4.A3" office:value-type="string">
            <text:p text:style-name="P63"/>
          </table:table-cell>
          <table:table-cell table:style-name="Tableau4.A3" office:value-type="string">
            <text:p text:style-name="P60">010k kkkk kkkr rrrr</text:p>
          </table:table-cell>
          <table:table-cell table:style-name="Tableau4.A3" office:value-type="string">
            <text:p text:style-name="P62">Z</text:p>
          </table:table-cell>
          <table:table-cell table:style-name="Tableau4.A2" office:value-type="string">
            <text:p text:style-name="Table_20_Contents"/>
          </table:table-cell>
        </table:table-row>
        <table:table-row>
          <table:table-cell table:style-name="Tableau4.A3" office:value-type="string">
            <text:p text:style-name="P65">SWAP</text:p>
          </table:table-cell>
          <table:table-cell table:style-name="Tableau4.B3" office:value-type="string">
            <text:p text:style-name="P66">d, s</text:p>
          </table:table-cell>
          <table:table-cell table:style-name="Tableau4.A3" office:value-type="string">
            <text:p text:style-name="P65">Swap the content of register <text:span text:style-name="T4">d</text:span><text:span text:style-name="T9"> with register </text:span><text:span text:style-name="T4">s</text:span></text:p>
          </table:table-cell>
          <table:table-cell table:style-name="Tableau4.A3" office:value-type="string">
            <text:p text:style-name="P63"/>
          </table:table-cell>
          <table:table-cell table:style-name="Tableau4.A3" office:value-type="string">
            <text:p text:style-name="P60">0010 00dd ddds ssss</text:p>
          </table:table-cell>
          <table:table-cell table:style-name="Tableau4.A3" office:value-type="string">
            <text:p text:style-name="P62"/>
          </table:table-cell>
          <table:table-cell table:style-name="Tableau4.A2" office:value-type="string">
            <text:p text:style-name="Table_20_Contents"/>
          </table:table-cell>
        </table:table-row>
        <table:table-row>
          <table:table-cell table:style-name="Tableau4.A3" office:value-type="string">
            <text:p text:style-name="P65"/>
          </table:table-cell>
          <table:table-cell table:style-name="Tableau4.B3" office:value-type="string">
            <text:p text:style-name="P66"/>
          </table:table-cell>
          <table:table-cell table:style-name="Tableau4.A3" office:value-type="string">
            <text:p text:style-name="P65"/>
          </table:table-cell>
          <table:table-cell table:style-name="Tableau4.A3" office:value-type="string">
            <text:p text:style-name="P63"/>
          </table:table-cell>
          <table:table-cell table:style-name="Tableau4.A3" office:value-type="string">
            <text:p text:style-name="P60"/>
          </table:table-cell>
          <table:table-cell table:style-name="Tableau4.A3" office:value-type="string">
            <text:p text:style-name="P62"/>
          </table:table-cell>
          <table:table-cell table:style-name="Tableau4.A2" office:value-type="string">
            <text:p text:style-name="Table_20_Contents"/>
          </table:table-cell>
        </table:table-row>
      </table:table>
      <text:p text:style-name="P10"/>
      <text:p text:style-name="P46">Instruction<text:tab/>Bit 15<text:tab/>Bit 14<text:tab/>Bit 13<text:tab/>Bit 12<text:tab/>Bit 11<text:tab/>Bit 10<text:tab/>Bit 9<text:tab/>Bit 8<text:tab/>Bit 7<text:tab/>Bit 6<text:tab/>Bit 5<text:tab/>Bit 4<text:tab/>Bit 3<text:tab/>Bit 2<text:tab/>Bit 1<text:tab/>Bit 0</text:p>
      <text:p text:style-name="P46">NOP<text:tab/>0<text:tab/>0<text:tab/>0<text:tab/>0<text:tab/>0<text:tab/>0<text:tab/>0<text:tab/>0<text:tab/>0<text:tab/>0<text:tab/>0<text:tab/>0<text:tab/>0<text:tab/>0<text:tab/>0<text:tab/>0</text:p>
      <text:p text:style-name="P46">RST<text:tab/>0<text:tab/>0<text:tab/>0<text:tab/>0<text:tab/>0<text:tab/>0<text:tab/>0<text:tab/>0<text:tab/>0<text:tab/>0<text:tab/>0<text:tab/>0<text:tab/>1<text:tab/>x<text:tab/>x<text:tab/>0</text:p>
      <text:p text:style-name="P46">RTC<text:tab/>0<text:tab/>0<text:tab/>0<text:tab/>0<text:tab/>0<text:tab/>0<text:tab/>0<text:tab/>0<text:tab/>0<text:tab/>0<text:tab/>0<text:tab/>0<text:tab/>1<text:tab/>x<text:tab/>x<text:tab/>1</text:p>
      <text:p text:style-name="P46"><text:tab/><text:tab/><text:tab/><text:tab/><text:tab/><text:tab/><text:tab/><text:tab/><text:tab/><text:tab/><text:tab/><text:tab/><text:tab/><text:tab/><text:tab/><text:tab/></text:p>
      <text:p text:style-name="P46">SMB k<text:tab/>0<text:tab/>0<text:tab/>0<text:tab/>0<text:tab/>0<text:tab/>0<text:tab/>0<text:tab/>0<text:tab/>0<text:tab/>0<text:tab/>0<text:tab/>1<text:tab/>0<text:tab/>0<text:tab/>k<text:tab/>k</text:p>
      <text:p text:style-name="P46"><text:tab/><text:tab/><text:tab/><text:tab/><text:tab/><text:tab/><text:tab/><text:tab/><text:tab/><text:tab/><text:tab/><text:tab/><text:tab/><text:tab/><text:tab/><text:tab/></text:p>
      <text:p text:style-name="P46">NOT r<text:tab/>0<text:tab/>0<text:tab/>0<text:tab/>0<text:tab/>0<text:tab/>0<text:tab/>0<text:tab/>1<text:tab/>0<text:tab/>0<text:tab/>0<text:tab/>R<text:tab/>R<text:tab/>R<text:tab/>R<text:tab/>R</text:p>
      <text:p text:style-name="P46">RTCB r<text:tab/>0<text:tab/>0<text:tab/>0<text:tab/>0<text:tab/>0<text:tab/>0<text:tab/>0<text:tab/>1<text:tab/>0<text:tab/>0<text:tab/>1<text:tab/>R<text:tab/>R<text:tab/>R<text:tab/>R<text:tab/>R</text:p>
      <text:p text:style-name="P46"><text:soft-page-break/>ALS r<text:tab/>0<text:tab/>0<text:tab/>0<text:tab/>0<text:tab/>0<text:tab/>0<text:tab/>0<text:tab/>1<text:tab/>0<text:tab/>1<text:tab/>0<text:tab/>R<text:tab/>R<text:tab/>R<text:tab/>R<text:tab/>R</text:p>
      <text:p text:style-name="P46">RLC r<text:tab/>0<text:tab/>0<text:tab/>0<text:tab/>0<text:tab/>0<text:tab/>0<text:tab/>0<text:tab/>1<text:tab/>0<text:tab/>1<text:tab/>1<text:tab/>R<text:tab/>R<text:tab/>R<text:tab/>R<text:tab/>R</text:p>
      <text:p text:style-name="P46">RRC r<text:tab/>0<text:tab/>0<text:tab/>0<text:tab/>0<text:tab/>0<text:tab/>0<text:tab/>0<text:tab/>1<text:tab/>1<text:tab/>0<text:tab/>0<text:tab/>R<text:tab/>R<text:tab/>R<text:tab/>R<text:tab/>R</text:p>
      <text:p text:style-name="P46">ROL r<text:tab/>0<text:tab/>0<text:tab/>0<text:tab/>0<text:tab/>0<text:tab/>0<text:tab/>0<text:tab/>1<text:tab/>1<text:tab/>0<text:tab/>1<text:tab/>R<text:tab/>R<text:tab/>R<text:tab/>R<text:tab/>R</text:p>
      <text:p text:style-name="P46">ROR r<text:tab/>0<text:tab/>0<text:tab/>0<text:tab/>0<text:tab/>0<text:tab/>0<text:tab/>0<text:tab/>1<text:tab/>1<text:tab/>1<text:tab/>0<text:tab/>R<text:tab/>R<text:tab/>R<text:tab/>R<text:tab/>R</text:p>
      <text:p text:style-name="P46">LSL r<text:tab/>0<text:tab/>0<text:tab/>0<text:tab/>0<text:tab/>0<text:tab/>0<text:tab/>0<text:tab/>1<text:tab/>1<text:tab/>1<text:tab/>1<text:tab/>R<text:tab/>R<text:tab/>R<text:tab/>R<text:tab/>R</text:p>
      <text:p text:style-name="P46">LSR r<text:tab/>0<text:tab/>0<text:tab/>0<text:tab/>0<text:tab/>0<text:tab/>0<text:tab/>0<text:tab/>1<text:tab/>0<text:tab/>0<text:tab/>0<text:tab/>R<text:tab/>R<text:tab/>R<text:tab/>R<text:tab/>R</text:p>
      <text:p text:style-name="P46">INC r<text:tab/>0<text:tab/>0<text:tab/>0<text:tab/>0<text:tab/>0<text:tab/>0<text:tab/>0<text:tab/>1<text:tab/>0<text:tab/>0<text:tab/>1<text:tab/>R<text:tab/>R<text:tab/>R<text:tab/>R<text:tab/>R</text:p>
      <text:p text:style-name="P46">DEC r<text:tab/>0<text:tab/>0<text:tab/>0<text:tab/>0<text:tab/>0<text:tab/>0<text:tab/>0<text:tab/>1<text:tab/>1<text:tab/>1<text:tab/>0<text:tab/>R<text:tab/>R<text:tab/>R<text:tab/>R<text:tab/>R</text:p>
      <text:p text:style-name="P46"><text:tab/><text:tab/><text:tab/><text:tab/><text:tab/><text:tab/><text:tab/><text:tab/><text:tab/><text:tab/><text:tab/><text:tab/><text:tab/><text:tab/><text:tab/><text:tab/></text:p>
      <text:p text:style-name="P46">LDA r, n<text:tab/>0<text:tab/>0<text:tab/>0<text:tab/>0<text:tab/>0<text:tab/>0<text:tab/>1<text:tab/>0<text:tab/>0<text:tab/>0<text:tab/>R<text:tab/>R<text:tab/>R<text:tab/>R<text:tab/>R<text:tab/>N</text:p>
      <text:p text:style-name="P46">SDA r, n<text:tab/>0<text:tab/>0<text:tab/>0<text:tab/>0<text:tab/>0<text:tab/>0<text:tab/>1<text:tab/>0<text:tab/>0<text:tab/>1<text:tab/>R<text:tab/>R<text:tab/>R<text:tab/>R<text:tab/>R<text:tab/>N</text:p>
      <text:p text:style-name="P46">LDAI r<text:tab/>0<text:tab/>0<text:tab/>0<text:tab/>0<text:tab/>0<text:tab/>0<text:tab/>1<text:tab/>1<text:tab/>0<text:tab/>0<text:tab/>R<text:tab/>R<text:tab/>R<text:tab/>R<text:tab/>R<text:tab/>x</text:p>
      <text:p text:style-name="P46">SDAI r<text:tab/>0<text:tab/>0<text:tab/>0<text:tab/>0<text:tab/>0<text:tab/>0<text:tab/>1<text:tab/>1<text:tab/>0<text:tab/>1<text:tab/>R<text:tab/>R<text:tab/>R<text:tab/>R<text:tab/>R<text:tab/>x</text:p>
      <text:p text:style-name="P46">LDAD r<text:tab/>0<text:tab/>0<text:tab/>0<text:tab/>0<text:tab/>0<text:tab/>0<text:tab/>1<text:tab/>1<text:tab/>1<text:tab/>0<text:tab/>R<text:tab/>R<text:tab/>R<text:tab/>R<text:tab/>R<text:tab/>x</text:p>
      <text:p text:style-name="P46">SDAD r<text:tab/>0<text:tab/>0<text:tab/>0<text:tab/>0<text:tab/>0<text:tab/>0<text:tab/>1<text:tab/>1<text:tab/>1<text:tab/>1<text:tab/>R<text:tab/>R<text:tab/>R<text:tab/>R<text:tab/>R<text:tab/>x</text:p>
      <text:p text:style-name="P46"><text:tab/><text:tab/><text:tab/><text:tab/><text:tab/><text:tab/><text:tab/><text:tab/><text:tab/><text:tab/><text:tab/><text:tab/><text:tab/><text:tab/><text:tab/><text:tab/></text:p>
      <text:p text:style-name="P46">RBC r,b<text:tab/>0<text:tab/>0<text:tab/>0<text:tab/>0<text:tab/>1<text:tab/>0<text:tab/>0<text:tab/>0<text:tab/>R<text:tab/>R<text:tab/>R<text:tab/>R<text:tab/>R<text:tab/>B<text:tab/>B<text:tab/>B</text:p>
      <text:p text:style-name="P46">RBS r,b<text:tab/>0<text:tab/>0<text:tab/>0<text:tab/>0<text:tab/>1<text:tab/>0<text:tab/>0<text:tab/>1<text:tab/>R<text:tab/>R<text:tab/>R<text:tab/>R<text:tab/>R<text:tab/>B<text:tab/>B<text:tab/>B</text:p>
      <text:p text:style-name="P46"><text:soft-page-break/>SBC r, b<text:tab/>0<text:tab/>0<text:tab/>0<text:tab/>0<text:tab/>1<text:tab/>0<text:tab/>1<text:tab/>0<text:tab/>R<text:tab/>R<text:tab/>R<text:tab/>R<text:tab/>R<text:tab/>B<text:tab/>B<text:tab/>B</text:p>
      <text:p text:style-name="P46">SBS r,b<text:tab/>0<text:tab/>0<text:tab/>0<text:tab/>0<text:tab/>1<text:tab/>0<text:tab/>1<text:tab/>1<text:tab/>R<text:tab/>R<text:tab/>R<text:tab/>R<text:tab/>R<text:tab/>B<text:tab/>B<text:tab/>B</text:p>
      <text:p text:style-name="P46">BTSS r, b<text:tab/>0<text:tab/>0<text:tab/>0<text:tab/>0<text:tab/>1<text:tab/>1<text:tab/>0<text:tab/>0<text:tab/>R<text:tab/>R<text:tab/>R<text:tab/>R<text:tab/>R<text:tab/>B<text:tab/>B<text:tab/>B</text:p>
      <text:p text:style-name="P46">BTSC r, b<text:tab/>0<text:tab/>0<text:tab/>0<text:tab/>0<text:tab/>1<text:tab/>1<text:tab/>0<text:tab/>1<text:tab/>R<text:tab/>R<text:tab/>R<text:tab/>R<text:tab/>R<text:tab/>B<text:tab/>B<text:tab/>B</text:p>
      <text:p text:style-name="P46"><text:tab/><text:tab/><text:tab/><text:tab/><text:tab/><text:tab/><text:tab/><text:tab/><text:tab/><text:tab/><text:tab/><text:tab/><text:tab/><text:tab/><text:tab/><text:tab/></text:p>
      <text:p text:style-name="P46">SWAP d, s<text:tab/>0<text:tab/>0<text:tab/>1<text:tab/>0<text:tab/>0<text:tab/>0<text:tab/>D<text:tab/>D<text:tab/>D<text:tab/>D<text:tab/>D<text:tab/>S<text:tab/>S<text:tab/>S<text:tab/>S<text:tab/>S</text:p>
      <text:p text:style-name="P46">MOV d,s<text:tab/>0<text:tab/>0<text:tab/>1<text:tab/>0<text:tab/>0<text:tab/>1<text:tab/>D<text:tab/>D<text:tab/>D<text:tab/>D<text:tab/>D<text:tab/>S<text:tab/>S<text:tab/>S<text:tab/>S<text:tab/>S</text:p>
      <text:p text:style-name="P46">ADD d, s<text:tab/>0<text:tab/>0<text:tab/>1<text:tab/>0<text:tab/>1<text:tab/>0<text:tab/>D<text:tab/>D<text:tab/>D<text:tab/>D<text:tab/>D<text:tab/>S<text:tab/>S<text:tab/>S<text:tab/>S<text:tab/>S</text:p>
      <text:p text:style-name="P46">SUB d,s<text:tab/>0<text:tab/>0<text:tab/>1<text:tab/>0<text:tab/>1<text:tab/>1<text:tab/>D<text:tab/>D<text:tab/>D<text:tab/>D<text:tab/>D<text:tab/>S<text:tab/>S<text:tab/>S<text:tab/>S<text:tab/>S</text:p>
      <text:p text:style-name="P46">AND d,s<text:tab/>0<text:tab/>0<text:tab/>1<text:tab/>1<text:tab/>0<text:tab/>0<text:tab/>D<text:tab/>D<text:tab/>D<text:tab/>D<text:tab/>D<text:tab/>S<text:tab/>S<text:tab/>S<text:tab/>S<text:tab/>S</text:p>
      <text:p text:style-name="P46">OR d,s<text:tab/>0<text:tab/>0<text:tab/>1<text:tab/>1<text:tab/>0<text:tab/>1<text:tab/>D<text:tab/>D<text:tab/>D<text:tab/>D<text:tab/>D<text:tab/>S<text:tab/>S<text:tab/>S<text:tab/>S<text:tab/>S</text:p>
      <text:p text:style-name="P46">XOR d, s<text:tab/>0<text:tab/>0<text:tab/>1<text:tab/>1<text:tab/>1<text:tab/>0<text:tab/>D<text:tab/>D<text:tab/>D<text:tab/>D<text:tab/>D<text:tab/>S<text:tab/>S<text:tab/>S<text:tab/>S<text:tab/>S</text:p>
      <text:p text:style-name="P46"><text:tab/><text:tab/><text:tab/><text:tab/><text:tab/><text:tab/><text:tab/><text:tab/><text:tab/><text:tab/><text:tab/><text:tab/><text:tab/><text:tab/><text:tab/><text:tab/></text:p>
      <text:p text:style-name="P46">MOV r, k<text:tab/>0<text:tab/>1<text:tab/>0<text:tab/>R<text:tab/>R<text:tab/>R<text:tab/>R<text:tab/>R<text:tab/>K<text:tab/>K<text:tab/>K<text:tab/>K<text:tab/>K<text:tab/>K<text:tab/>K<text:tab/>K</text:p>
      <text:p text:style-name="P46">ADDK r, k<text:tab/>0<text:tab/>1<text:tab/>0<text:tab/>R<text:tab/>R<text:tab/>R<text:tab/>R<text:tab/>R<text:tab/>K<text:tab/>K<text:tab/>K<text:tab/>K<text:tab/>K<text:tab/>K<text:tab/>K<text:tab/>K</text:p>
      <text:p text:style-name="P46">SUBK r, k<text:tab/>0<text:tab/>1<text:tab/>1<text:tab/>R<text:tab/>R<text:tab/>R<text:tab/>R<text:tab/>R<text:tab/>K<text:tab/>K<text:tab/>K<text:tab/>K<text:tab/>K<text:tab/>K<text:tab/>K<text:tab/>K</text:p>
      <text:p text:style-name="P46">ANDK r, k<text:tab/>0<text:tab/>1<text:tab/>1<text:tab/>R<text:tab/>R<text:tab/>R<text:tab/>R<text:tab/>R<text:tab/>K<text:tab/>K<text:tab/>K<text:tab/>K<text:tab/>K<text:tab/>K<text:tab/>K<text:tab/>K</text:p>
      <text:p text:style-name="P46">ORK r,k<text:tab/>0<text:tab/>1<text:tab/>0<text:tab/>R<text:tab/>R<text:tab/>R<text:tab/>R<text:tab/>R<text:tab/>K<text:tab/>K<text:tab/>K<text:tab/>K<text:tab/>K<text:tab/>K<text:tab/>K<text:tab/>K</text:p>
      <text:p text:style-name="P46">NOTK r,k<text:tab/>0<text:tab/>1<text:tab/>0<text:tab/>R<text:tab/>R<text:tab/>R<text:tab/>R<text:tab/>R<text:tab/>K<text:tab/>K<text:tab/>K<text:tab/>K<text:tab/>K<text:tab/>K<text:tab/>K<text:tab/>K</text:p>
      <text:p text:style-name="P46"><text:soft-page-break/>XORK r,k<text:tab/>0<text:tab/>1<text:tab/>1<text:tab/>R<text:tab/>R<text:tab/>R<text:tab/>R<text:tab/>R<text:tab/>K<text:tab/>K<text:tab/>K<text:tab/>K<text:tab/>K<text:tab/>K<text:tab/>K<text:tab/>K</text:p>
      <text:p text:style-name="P46"><text:tab/><text:tab/><text:tab/><text:tab/><text:tab/><text:tab/><text:tab/><text:tab/><text:tab/><text:tab/><text:tab/><text:tab/><text:tab/><text:tab/><text:tab/><text:tab/></text:p>
      <text:p text:style-name="P46">JMP a<text:tab/>1<text:tab/>0<text:tab/>A<text:tab/>A<text:tab/>A<text:tab/>A<text:tab/>A<text:tab/>A<text:tab/>A<text:tab/>A<text:tab/>A<text:tab/>A<text:tab/>A<text:tab/>A<text:tab/>A<text:tab/>A</text:p>
      <text:p text:style-name="P12">Opcode: 6-bits</text:p>
      <text:p text:style-name="P12">Register 1: 5-bits</text:p>
      <text:p text:style-name="P12">Register 2: 5-bits</text:p>
      <text:p text:style-name="P12">Constant : 8 bits</text:p>
      <text:p text:style-name="P12">Address : 8 bits</text:p>
      <text:h text:style-name="Heading_20_2" text:outline-level="2">Common Processing</text:h>
      <text:p text:style-name="P10">Each instruction processing must go through a common path in order for the instruction to be decoded. So even before the instruction is executed, it must be loaded and decoded first.</text:p>
      <text:list xml:id="list7796764925926643056" text:style-name="L2">
        <text:list-item>
          <text:p text:style-name="P32"><text:span text:style-name="T28">Put</text:span> IPH to bits 8-15 on the address bus.</text:p>
        </text:list-item>
        <text:list-item>
          <text:p text:style-name="P32"><text:span text:style-name="T28">Put</text:span> IPL to bits 0-7 on the address bus.</text:p>
        </text:list-item>
        <text:list-item>
          <text:p text:style-name="P32"><text:span text:style-name="T28">Put</text:span> <text:span text:style-name="T28">memory content at </text:span>IPH:IPL <text:span text:style-name="T28">into </text:span><text:span text:style-name="T18">IRH</text:span></text:p>
        </text:list-item>
        <text:list-item>
          <text:p text:style-name="P45">Increment IPL</text:p>
        </text:list-item>
        <text:list-item>
          <text:p text:style-name="P33"><text:span text:style-name="T28">Put</text:span> <text:span text:style-name="T28">memory content at </text:span>IPH:IPL <text:span text:style-name="T28">into </text:span><text:span text:style-name="T18">IRL</text:span></text:p>
          <text:p text:style-name="P32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Normal" style:font-family-generic="swiss" style:font-pitch="variable" fo:font-size="10.5pt" fo:language="en" fo:country="C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5.001cm" fo:margin-bottom="0.21cm" loext:contextual-spacing="false" fo:text-align="start" style:justify-single-word="false" fo:padding="0.049cm" fo:border-left="none" fo:border-right="none" fo:border-top="none" fo:border-bottom="2.01pt solid #000000" style:shadow="none"/>
      <style:text-properties style:font-name="Liberation Serif1" fo:font-family="'Liberation Serif'" style:font-style-name="Gras" style:font-family-generic="roman" style:font-pitch="variable" fo:font-size="32pt" fo:font-style="italic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21cm" fo:margin-bottom="5.001cm" loext:contextual-spacing="false" fo:text-align="start" style:justify-single-word="false"/>
      <style:text-properties style:font-name="Liberation Sans2" fo:font-family="'Liberation Sans'" style:font-style-name="Italique" style:font-family-generic="swiss" style:font-pitch="variable" fo:font-size="18pt" fo:font-style="italic" fo:font-weight="normal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  <style:text-properties style:font-name="Liberation Serif2" fo:font-family="'Liberation Serif'" style:font-style-name="Normal" style:font-family-generic="roman" style:font-pitch="variabl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/>
      <style:text-properties fo:font-size="115%" fo:font-weight="bold" style:font-size-asian="115%" style:font-weight-asian="bold" style:font-size-complex="115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ick Poirier</meta:initial-creator>
    <meta:creation-date>2017-06-01T22:41:46.325159762</meta:creation-date>
    <meta:editing-cycles>13</meta:editing-cycles>
    <meta:editing-duration>P1DT6H29M54S</meta:editing-duration>
    <dc:subject>Design &amp; Architecture</dc:subject>
    <dc:title>1708E - 8-Bits Processor Simulator</dc:title>
    <dc:date>2017-06-04T16:21:38.000946381</dc:date>
    <dc:creator>Yanick Poirier</dc:creator>
    <meta:generator>LibreOffice/5.1.3.2$Linux_X86_64 LibreOffice_project/644e4637d1d8544fd9f56425bd6cec110e49301b</meta:generator>
    <meta:document-statistic meta:table-count="4" meta:image-count="0" meta:object-count="0" meta:page-count="19" meta:paragraph-count="271" meta:word-count="2344" meta:character-count="10028" meta:non-whitespace-character-count="7883"/>
    <meta:user-defined meta:name="Author">Yanick Poirier</meta:user-defined>
    <meta:user-defined meta:name="Revision">1</meta:user-defined>
  </office:meta>
</office:document-meta>
</file>